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fo:break-before="auto" fo:break-after="auto"/>
    </style:style>
    <style:style style:name="P2" style:family="paragraph" style:parent-style-name="normal" style:master-page-name="Standard">
      <style:paragraph-properties fo:text-align="center" style:justify-single-word="false" style:page-number="1" fo:break-before="auto" fo:break-after="auto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paragraph-properties fo:break-before="auto" fo:break-after="auto"/>
      <style:text-properties fo:font-weight="bold" style:font-weight-asian="bold"/>
    </style:style>
    <style:style style:name="P5" style:family="paragraph" style:parent-style-name="normal">
      <style:paragraph-properties fo:text-align="center" style:justify-single-word="false" fo:break-before="auto" fo:break-after="auto"/>
      <style:text-properties fo:font-weight="bold" style:font-weight-asian="bold"/>
    </style:style>
    <style:style style:name="P6" style:family="paragraph" style:parent-style-name="normal">
      <style:paragraph-properties fo:text-align="start" style:justify-single-word="false" fo:break-before="auto" fo:break-after="auto"/>
      <style:text-properties fo:font-weight="bold" style:font-weight-asian="bold"/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>
      <style:paragraph-properties fo:break-before="auto" fo:break-after="auto"/>
      <style:text-properties fo:color="#ff0000" loext:opacity="100%" fo:font-weight="bold" style:font-weight-asian="bold"/>
    </style:style>
    <style:style style:name="P9" style:family="paragraph" style:parent-style-name="normal">
      <style:paragraph-properties fo:break-before="auto" fo:break-after="auto"/>
      <style:text-properties fo:color="#ff3333" loext:opacity="100%" fo:font-weight="bold" style:font-weight-asian="bold"/>
    </style:style>
    <style:style style:name="P10" style:family="paragraph" style:parent-style-name="normal">
      <style:paragraph-properties fo:break-before="auto" fo:break-after="auto"/>
      <style:text-properties fo:color="#ff3333" loext:opacity="100%"/>
    </style:style>
    <style:style style:name="P11" style:family="paragraph" style:parent-style-name="normal">
      <style:paragraph-properties fo:text-align="start" style:justify-single-word="false" fo:break-before="auto" fo:break-after="auto"/>
    </style:style>
    <style:style style:name="P12" style:family="paragraph" style:parent-style-name="normal">
      <style:paragraph-properties fo:margin-left="1.27cm" fo:text-indent="0cm" style:auto-text-indent="false" fo:break-before="auto" fo:break-after="auto"/>
    </style:style>
    <style:style style:name="P13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 fo:break-before="auto" fo:break-after="auto"/>
    </style:style>
    <style:style style:name="P14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 fo:break-before="auto" fo:break-after="auto"/>
    </style:style>
    <style:style style:name="P15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 fo:break-before="auto" fo:break-after="auto"/>
    </style:style>
    <style:style style:name="P16" style:family="paragraph" style:parent-style-name="normal">
      <style:paragraph-properties fo:margin-top="0.423cm" fo:margin-bottom="0.423cm" style:contextual-spacing="false" fo:line-height="100%"/>
    </style:style>
    <style:style style:name="P17" style:family="paragraph" style:parent-style-name="normal" style:list-style-name="WWNum2">
      <style:paragraph-properties fo:margin-left="1.27cm" fo:margin-top="0.423cm" fo:margin-bottom="0cm" style:contextual-spacing="false" fo:line-height="100%" fo:text-indent="-0.635cm" style:auto-text-indent="false"/>
    </style:style>
    <style:style style:name="P18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</style:style>
    <style:style style:name="P19" style:family="paragraph" style:parent-style-name="normal" style:list-style-name="WWNum2">
      <style:paragraph-properties fo:margin-left="1.27cm" fo:margin-top="0cm" fo:margin-bottom="0.423cm" style:contextual-spacing="false" fo:line-height="100%" fo:text-indent="-0.635cm" style:auto-text-indent="false"/>
    </style:style>
    <style:style style:name="P20" style:family="paragraph" style:parent-style-name="normal">
      <loext:graphic-properties draw:fill="solid" draw:fill-color="#fafafa"/>
      <style:paragraph-properties fo:background-color="#fafafa"/>
    </style:style>
    <style:style style:name="P21" style:family="paragraph" style:parent-style-name="normal">
      <style:paragraph-properties fo:text-align="center" style:justify-single-word="false" fo:break-before="auto" fo:break-after="auto"/>
      <style:text-properties fo:color="#55308d" loext:opacity="100%" fo:font-size="20pt" style:font-size-asian="20pt" style:font-size-complex="20pt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0000" loext:opacity="100%" fo:font-weight="bold" style:font-weight-asian="bold"/>
    </style:style>
    <style:style style:name="T6" style:family="text">
      <style:text-properties fo:color="#ff0000" loext:opacity="100%"/>
    </style:style>
    <style:style style:name="T7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8" style:family="text">
      <style:text-properties fo:color="#1155cc" loext:opacity="100%" style:text-underline-style="solid" style:text-underline-width="auto" style:text-underline-color="font-color"/>
    </style:style>
    <style:style style:name="T9" style:family="text">
      <style:text-properties fo:color="#1155cc" loext:opacity="100%" style:font-name="Arial" style:text-underline-style="solid" style:text-underline-width="auto" style:text-underline-color="font-color" style:font-name-asian="Arial2" style:font-name-complex="Arial2" fo:background-color="#ffffff"/>
    </style:style>
    <style:style style:name="T10" style:family="text">
      <style:text-properties fo:color="#1155cc" loext:opacity="100%" style:font-name="Arial" style:text-underline-style="solid" style:text-underline-width="auto" style:text-underline-color="font-color" fo:background-color="#bfe6ff" loext:char-shading-value="0" style:font-name-asian="Arial2" style:font-name-complex="Arial2"/>
    </style:style>
    <style:style style:name="T11" style:family="text">
      <style:text-properties fo:color="#ff3333" loext:opacity="100%" fo:font-weight="bold" style:font-weight-asian="bold"/>
    </style:style>
    <style:style style:name="T12" style:family="text">
      <style:text-properties fo:color="#ff3333" loext:opacity="100%"/>
    </style:style>
    <style:style style:name="T13" style:family="text">
      <style:text-properties style:font-name="Arial" fo:font-style="italic" style:font-name-asian="Arial2" style:font-style-asian="italic" style:font-name-complex="Arial2"/>
    </style:style>
    <style:style style:name="T14" style:family="text">
      <style:text-properties style:font-name="Arial" style:font-name-asian="Arial2" style:font-name-complex="Arial2"/>
    </style:style>
    <style:style style:name="T15" style:family="text">
      <style:text-properties style:font-name="Arial" style:font-name-asian="Arial2" style:font-name-complex="Arial2" fo:background-color="#ffffff"/>
    </style:style>
    <style:style style:name="T16" style:family="text">
      <style:text-properties style:font-name="Arial" fo:background-color="#fffec4" loext:char-shading-value="0" style:font-name-asian="Arial2" style:font-name-complex="Arial2"/>
    </style:style>
    <style:style style:name="T17" style:family="text">
      <style:text-properties fo:background-color="#ffff00"/>
    </style:style>
    <style:style style:name="T18" style:family="text">
      <style:text-properties fo:color="#006400" loext:opacity="100%" style:font-name="Arial" style:text-underline-style="solid" style:text-underline-width="auto" style:text-underline-color="font-color" style:font-name-asian="Arial2" style:font-name-complex="Arial2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188038" loext:opacity="100%" style:font-name="Roboto Mono" style:font-name-asian="Roboto Mono1" style:font-name-complex="Roboto Mono1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Consultas Overpass</text:span><text:span text:style-name="T1"/></text:p>
      <text:p text:style-name="P4" loext:marker-style-name="T2"/>
      <text:p text:style-name="P4" loext:marker-style-name="T2"/>
      <text:p text:style-name="P7" loext:marker-style-name="T2"><text:span text:style-name="T2">Índice:</text:span><text:span text:style-name="T2"/></text:p>
      <text:p text:style-name="P4" loext:marker-style-name="T2"/>
      <text:p text:style-name="P7"><text:span text:style-name="T3">1. Lomba</text:span>das no Brasil (apenas nodes, gera dados csv para criar alertas no Garmin).</text:p>
      <text:p text:style-name="P7"/>
      <text:p text:style-name="P7">2. Lombadas no Brasil (node/way/relation, visualiza no mapa, exporta gpx/kml).</text:p>
      <text:p text:style-name="P7"/>
      <text:p text:style-name="P7">3. Lombadas em uma cidade (identificadas por tipo, apenas nodes, gera dados csv).</text:p>
      <text:p text:style-name="P7"/>
      <text:p text:style-name="P7">4. Pedágios com tarifas no Brasil (apenas nodes, dados em csv, tarifas).</text:p>
      <text:p text:style-name="P7"/>
      <text:p text:style-name="P7">5. Pedágios com tarifas no Brasil (node/way/relation, dados csv, tarifas).</text:p>
      <text:p text:style-name="P7"/>
      <text:p text:style-name="P7">6. Localiza pedágio de determinada cidade (Paraibuna).</text:p>
      <text:p text:style-name="P7"/>
      <text:p text:style-name="P7">7. Milestones (marcos quilométricos) no Brasil, em coordenadas csv.</text:p>
      <text:p text:style-name="P7"/>
      <text:p text:style-name="P7">8. Milestones de uma cidade, com a label do km em cores (node, mapa, gpx, kml).</text:p>
      <text:p text:style-name="P7"/>
      <text:p text:style-name="P7">9. Milestones do Brasil que não tem a tag ref (node, mapa, gpx, kml).</text:p>
      <text:p text:style-name="P7"/>
      <text:p text:style-name="P7">10. Localiza polícias rodoviárias com a tag police=traffic_police (as áreas foram transformadas em center).</text:p>
      <text:p text:style-name="P7"/>
      <text:p text:style-name="P7">11. Localiza marcos km (milestones) nas vias, próximos 30m da tag police=traffic_police.</text:p>
      <text:p text:style-name="P7"/>
      <text:p text:style-name="P7">12. Limite de cidades (traffic_sign=city_limit), consulta para obter name (dados csv).</text:p>
      <text:p text:style-name="P4" loext:marker-style-name="T2"/>
      <text:p text:style-name="P7">13. Limite de cidades (city_limit), obtém as coordenadas dos pontos (dados csv).</text:p>
      <text:p text:style-name="P7"/>
      <text:p text:style-name="P7">14. Limite de cidades (city_limit) do Brasil (node/way/relation, mapa, gpx, kml).</text:p>
      <text:p text:style-name="P7"/>
      <text:p text:style-name="P7" loext:marker-style-name="T2">15. Radares no Brasil (node/way/relation, mapa, gpx, kml).<text:span text:style-name="T2"/></text:p>
      <text:p text:style-name="P4" loext:marker-style-name="T2"/>
      <text:p text:style-name="P7">16. Radares em Jaraguá do Sul (node/way/relation, mapa, gpx, kml).</text:p>
      <text:p text:style-name="P7"/>
      <text:p text:style-name="P7">17. Radares em Jaraguá, exibe a velocidade do radar com cores e labels (node/way/relation, mapa, gpx, kml).</text:p>
      <text:p text:style-name="P7"/>
      <text:p text:style-name="P7">18. Postos Combustíveis em Jaraguá do Sul, obtém centros geométricos “center” (node/way/relation, mapa, gpx, kml).</text:p>
      <text:p text:style-name="P7"/>
      <text:p text:style-name="P7">19. Consulta muito interessante da Mapbox, com labels e vias em cores diferentes. [estudar como é feita]</text:p>
      <text:p text:style-name="P7"/>
      <text:p text:style-name="P7">20. Estradas rurais de Jaraguá do Sul (node/way/relation, mapa, gpx, kml).</text:p>
      <text:p text:style-name="P7"/>
      <text:p text:style-name="P7">21. Estradas rurais principais de Jaraguá do Sul, com a ref “JGS” (node/way/relation, mapa, gpx, kml).</text:p>
      <text:p text:style-name="P7"/>
      <text:p text:style-name="P7"><text:soft-page-break/>22. Localiza todas as vias que contenham “JGS” na tag “name” ou “alt_name”.</text:p>
      <text:p text:style-name="P7"/>
      <text:p text:style-name="P7">23. Estacionamentos localizados no raio de 1000m de um ponto estabelecido (node/way, mapa, gpx, kml).</text:p>
      <text:p text:style-name="P7"/>
      <text:p text:style-name="P7">24. Obtém os elementos de uma relação (node/way/relation, mapa, gpx, kml).</text:p>
      <text:p text:style-name="P7"/>
      <text:p text:style-name="P7">25. Obtém as coordenadas dos pontos de uma relação (dados csv).</text:p>
      <text:p text:style-name="P7">[usar nos radares]</text:p>
      <text:p text:style-name="P7"/>
      <text:p text:style-name="P7">26. Hidrantes adicionados por determinado usuário (node/way/relation, mapa, gpx, kml).</text:p>
      <text:p text:style-name="P7">[emergency=hydrant and user:nnn]</text:p>
      <text:p text:style-name="P7"/>
      <text:p text:style-name="P7">27. Edições de um usuário (user) em Jaraguá do Sul.</text:p>
      <text:p text:style-name="P7"/>
      <text:p text:style-name="P7">28. Pontes de Jaraguá do Sul.</text:p>
      <text:p text:style-name="P7"/>
      <text:p text:style-name="P7">29. Todas as edificações que tem “building:levels” maior que 01 andar.</text:p>
      <text:p text:style-name="P7"/>
      <text:p text:style-name="P7">30. Todas as edificações que tem “building:levels” maior que 01 andar e não são building=house.</text:p>
      <text:p text:style-name="P7"/>
      <text:p text:style-name="P7">31. Totais de comprimentos de vias conforme as superfícies (Jaraguá do Sul).</text:p>
      <text:p text:style-name="P7"/>
      <text:p text:style-name="P7">32. Obtém, visualiza e colore as superfícies das vias (Jaraguá do Sul).</text:p>
      <text:p text:style-name="P7">[ bom para aprender sobre styles]</text:p>
      <text:p text:style-name="P7"/>
      <text:p text:style-name="P7">33. Obtém as ruas que não tem a tag “surface” (Jaraguá do Sul).</text:p>
      <text:p text:style-name="P7"/>
      <text:p text:style-name="P7">34. Obtém os dados das vias de Jaraguá do Sul, para usar no UMAP.</text:p>
      <text:p text:style-name="P7"/>
      <text:p text:style-name="P7">35. Obtém vias “unpaved” e colore em vermelho (Jaraguá do Sul).</text:p>
      <text:p text:style-name="P7"/>
      <text:p text:style-name="P7">36. Obtém todas as vias com a “surface=unpaved” (Jaraguá do Sul).</text:p>
      <text:p text:style-name="P7"/>
      <text:p text:style-name="P7">37. Obtém todas as vias com a “surface= paved” (Jaraguá do Sul).</text:p>
      <text:p text:style-name="P7"/>
      <text:p text:style-name="P7">38. Obtém todas as ruas menores que 10 m (width&lt;10) de Jaraguá do Sul.</text:p>
      <text:p text:style-name="P7"/>
      <text:p text:style-name="P7">39. Obtém todas as calçadas menores que 2 m (sidewalk&lt;2) em Jaraguá do Sul.</text:p>
      <text:p text:style-name="P7"/>
      <text:p text:style-name="P7">40. Obtém todas as ruas que não tem a tag de calçada (sidewalk:width) em Jaraguá do Sul.</text:p>
      <text:p text:style-name="P7"/>
      <text:p text:style-name="P7">41. Obtém os comprimentos de vias, conforme a pavimentação, de um bairro (Tifa Monos) de Jaraguá do Sul (usando geocode).</text:p>
      <text:p text:style-name="P7"/>
      <text:p text:style-name="P7">42. Obtém os comprimentos de vias, conforme a pavimentação, de um bairro (Ilha da Figueira) de Jaraguá do Sul (usando area).</text:p>
      <text:p text:style-name="P7"/>
      <text:p text:style-name="P7">43. Localiza todas as servidões do bairro Centro, de Jaraguá do Sul (mapa).</text:p>
      <text:p text:style-name="P7"/>
      <text:p text:style-name="P7">44. Lista pelo nome, todas as servidões do bairro Centro de Jaraguá do Sul.</text:p>
      <text:p text:style-name="P4" loext:marker-style-name="T2"/>
      <text:p text:style-name="P7"><text:soft-page-break/>45. Localiza todas as vias com um determinado nome (Tobias), em Jaraguá do Sul.</text:p>
      <text:p text:style-name="P7"/>
      <text:p text:style-name="P7">46. Lista todas as vias com um determinado nome (Tobias), em Jaraguá do Sul.</text:p>
      <text:p text:style-name="P4" loext:marker-style-name="T2"/>
      <text:p text:style-name="P7">47. Lista os “addr:subur” de objetos de um determinado bairro. Serve para verificar se estão cadastrados nos bairros corretos.</text:p>
      <text:p text:style-name="P7"/>
      <text:p text:style-name="P7">48. Lista os “addr:suburb” cadastrados na cidade. Serve para verificar erros de grafia na tag.</text:p>
      <text:p text:style-name="P7"/>
      <text:p text:style-name="P7">49. Obtém todos os cursos de água (waterway=*) sem a tag “name” de Jaraguá do Sul.</text:p>
      <text:p text:style-name="P7"/>
      <text:p text:style-name="P7">50. Obtém os rios (waterway=river) sem a tag “name” de Jaraguá do Sul.</text:p>
      <text:p text:style-name="P4" loext:marker-style-name="T2"/>
      <text:p text:style-name="P7">51. Obtém a relação que compõe os limites de um município (São João do Itaperiú). Pode ser usada para conseguir o arquivo gpx/kml do município.</text:p>
      <text:p text:style-name="P7"/>
      <text:p text:style-name="P7"/>
      <text:p text:style-name="P4"/>
      <text:p text:style-name="P7" loext:marker-style-name="T2"><text:span text:style-name="T2">19. Consulta muito interessante da Mapbox, com labels e vias em cores diferentes:</text:span><text:span text:style-name="T2"/></text:p>
      <text:p text:style-name="P7">[estudar como é feita]</text:p>
      <text:p text:style-name="P7"/>
      <text:p text:style-name="P7" loext:marker-style-name="T5"><text:a xlink:type="simple" xlink:href="http://overpass-turbo.eu/s/wsW" text:style-name="ListLabel_20_19" text:visited-style-name="ListLabel_20_19"><text:span text:style-name="T4">http://overpass-turbo.eu/s/wsW</text:span></text:a></text:p>
      <text:p text:style-name="P8" loext:marker-style-name="T5"/>
      <text:p text:style-name="P7">/*</text:p>
      <text:p text:style-name="P7">This has been generated by the overpass-turbo wizard.</text:p>
      <text:p text:style-name="P7">The original search was:</text:p>
      <text:p text:style-name="P7">“type=restriction”</text:p>
      <text:p text:style-name="P7">*/</text:p>
      <text:p text:style-name="P7">[out:json][timeout:300];</text:p>
      <text:p text:style-name="P7">// gather results</text:p>
      <text:p text:style-name="P7">(</text:p>
      <text:p text:style-name="P7"><text:s text:c="2"/>// query part for: “type=restriction”</text:p>
      <text:p text:style-name="P7"><text:s text:c="2"/>node["highway"="traffic_signals"]({{bbox}});</text:p>
      <text:p text:style-name="P7"><text:s text:c="2"/>node["highway"="motorway_junction"]({{bbox}});</text:p>
      <text:p text:style-name="P7"><text:s text:c="2"/>way["maxspeed"]({{bbox}});</text:p>
      <text:p text:style-name="P7"><text:s text:c="2"/>way["access"]({{bbox}});</text:p>
      <text:p text:style-name="P7"><text:s text:c="2"/>way["destination"]({{bbox}});</text:p>
      <text:p text:style-name="P7"><text:s text:c="2"/>way["lanes"]({{bbox}});</text:p>
      <text:p text:style-name="P7"><text:s text:c="2"/>way[~"^turn:.*$"~"."]({{bbox}});</text:p>
      <text:p text:style-name="P7"><text:s text:c="2"/>relation["type"="restriction"]({{bbox}});</text:p>
      <text:p text:style-name="P7">);</text:p>
      <text:p text:style-name="P7">// print results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node[highway=traffic_signals]{</text:p>
      <text:p text:style-name="P7"><text:s text:c="2"/>symbol-size:10;</text:p>
      <text:p text:style-name="P7"><text:s text:c="2"/>fill-color:red;</text:p>
      <text:p text:style-name="P7">}</text:p>
      <text:p text:style-name="P7"/>
      <text:p text:style-name="P7"><text:soft-page-break/>node[highway=motorway_junction]{</text:p>
      <text:p text:style-name="P7"><text:s text:c="2"/>text: ref;</text:p>
      <text:p text:style-name="P7">}</text:p>
      <text:p text:style-name="P7"/>
      <text:p text:style-name="P7">way[destination]{</text:p>
      <text:p text:style-name="P7"><text:s text:c="2"/>text: destination;</text:p>
      <text:p text:style-name="P7">}</text:p>
      <text:p text:style-name="P7"/>
      <text:p text:style-name="P7">way[maxspeed]{</text:p>
      <text:p text:style-name="P7"><text:s text:c="2"/>text: maxspeed;</text:p>
      <text:p text:style-name="P7"><text:s text:c="2"/>color:green;</text:p>
      <text:p text:style-name="P7">}</text:p>
      <text:p text:style-name="P7">way[access]{</text:p>
      <text:p text:style-name="P7"><text:s text:c="2"/>color:red;</text:p>
      <text:p text:style-name="P7"><text:s text:c="2"/>text: access;</text:p>
      <text:p text:style-name="P7">}</text:p>
      <text:p text:style-name="P7">way[turn:lanes],way[turn:lanes:forward],way[turn:lanes:backward]{</text:p>
      <text:p text:style-name="P7"><text:s text:c="2"/>color: yellow;</text:p>
      <text:p text:style-name="P7">}</text:p>
      <text:p text:style-name="P7">}}</text:p>
      <text:p text:style-name="P5" loext:marker-style-name="T2"/>
      <text:p text:style-name="P21"><text:span text:style-name="T2">********************************************************************************</text:span></text:p>
      <text:p text:style-name="P7"><text:span text:style-name="T2"/></text:p>
      <text:p text:style-name="P7"><text:span text:style-name="T2"/></text:p>
      <text:p text:style-name="P7"/>
      <text:p text:style-name="P7" loext:marker-style-name="T2"><text:span text:style-name="T2">31. Totais de comprimentos de vias conforme as superfícies (Jaraguá do Sul):</text:span><text:span text:style-name="T2"/></text:p>
      <text:p text:style-name="P7"/>
      <text:p text:style-name="P7">Elaborado pelo naoliv, exclui alguns tipos de vias:</text:p>
      <text:p text:style-name="P7"><text:a xlink:type="simple" xlink:href="https://overpass-turbo.eu/s/FSq" text:style-name="ListLabel_20_19" text:visited-style-name="ListLabel_20_19"><text:span text:style-name="T4">https://overpass-turbo.eu/s/FSq</text:span></text:a><text:span text:style-name="T5"> <text:s/></text:span>ou</text:p>
      <text:p text:style-name="P7" loext:marker-style-name="T5"><text:a xlink:type="simple" xlink:href="https://overpass-turbo.eu/s/G4l" text:style-name="ListLabel_20_19" text:visited-style-name="ListLabel_20_19"><text:span text:style-name="T4">https://overpass-turbo.eu/s/G4l</text:span></text:a></text:p>
      <text:p text:style-name="P7"/>
      <text:p text:style-name="P7">[out:csv(surface,length)];</text:p>
      <text:p text:style-name="P7">{{geocodeArea:Jaraguá do Sul}}-&gt;.searchArea;</text:p>
      <text:p text:style-name="P7">way["highway"]["highway"!~"^(construction|cycleway|footway|path|proposed|service|track)$"]["surface"](area.searchArea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32. Obtém, visualiza e colore as superfícies das vias (Jaraguá do Sul):</text:span><text:span text:style-name="T2"/></text:p>
      <text:p text:style-name="P7">[Exclui alguns tipos de vias, bom para aprender sobre styles]</text:p>
      <text:p text:style-name="P7"/>
      <text:p text:style-name="P7"/>
      <text:p text:style-name="P7">Dois tipos de consulta foram feitos:</text:p>
      <text:p text:style-name="P7"><text:soft-page-break/></text:p>
      <text:p text:style-name="P7">-- Versão definitiva contendo labels/etiquetas com as superfícies:</text:p>
      <text:p text:style-name="P7" loext:marker-style-name="T5"><text:a xlink:type="simple" xlink:href="https://overpass-turbo.eu/s/GDr" text:style-name="ListLabel_20_19" text:visited-style-name="ListLabel_20_19"><text:span text:style-name="T4">https://overpass-turbo.eu/s/GDr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["surfac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}</text:p>
      <text:p text:style-name="P7">way[surface]{</text:p>
      <text:p text:style-name="P7"><text:s text:c="2"/>text: surface;</text:p>
      <text:p text:style-name="P7">}</text:p>
      <text:p text:style-name="P7">}}</text:p>
      <text:p text:style-name="P7"/>
      <text:p text:style-name="P7"/>
      <text:p text:style-name="P7"/>
      <text:p text:style-name="P7"/>
      <text:p text:style-name="P7">-- Versão definitiva sem as labels/etiquetas das superfícies:</text:p>
      <text:p text:style-name="P7" loext:marker-style-name="T5"><text:a xlink:type="simple" xlink:href="https://overpass-turbo.eu/s/GDs" text:style-name="ListLabel_20_19" text:visited-style-name="ListLabel_20_19"><text:span text:style-name="T4">https://overpass-turbo.eu/s/GDs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["surface"](area.searchArea);</text:p>
      <text:p text:style-name="P7"><text:soft-page-break/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}</text:p>
      <text:p text:style-name="P7">}}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><text:span text:style-name="T2">33. Obtém as ruas que não tem a tag “surface” (Jaraguá do Sul):</text:span></text:p>
      <text:p text:style-name="P7">[exclui alguns tipos de vias]</text:p>
      <text:p text:style-name="P7"/>
      <text:p text:style-name="P7" loext:marker-style-name="T5"><text:a xlink:type="simple" xlink:href="https://overpass-turbo.eu/s/GlT" text:style-name="ListLabel_20_19" text:visited-style-name="ListLabel_20_19"><text:span text:style-name="T4">https://overpass-turbo.eu/s/GlT</text:span></text:a></text:p>
      <text:p text:style-name="P7"/>
      <text:p text:style-name="P7">[out:json][timeout:250];</text:p>
      <text:p text:style-name="P7">{{geocodeArea:Jaraguá do Sul}}-&gt;.searchArea;</text:p>
      <text:p text:style-name="P7"><text:soft-page-break/>(</text:p>
      <text:p text:style-name="P7"><text:s text:c="2"/>way["highway"]["highway"!~"^(construction|cycleway|footway|path|proposed|service|track)$"]</text:p>
      <text:p text:style-name="P7"><text:s text:c="2"/>[!"surface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4. Obtém os dados das vias de Jaraguá do Sul, para usar no UMAP:</text:span><text:span text:style-name="T2"/></text:p>
      <text:p text:style-name="P7"/>
      <text:p text:style-name="P7">Essa consulta pode ser inserida no Umap e escolhido qual dado quer representar na label, tipo largura da rua, da calçada, tipo de pavimentação,....</text:p>
      <text:p text:style-name="P7"/>
      <text:p text:style-name="P7" loext:marker-style-name="T5"><text:a xlink:type="simple" xlink:href="https://overpass-turbo.eu/s/Gh0" text:style-name="ListLabel_20_19" text:visited-style-name="ListLabel_20_19"><text:span text:style-name="T4">https://overpass-turbo.eu/s/Gh0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5. Obtém vias “unpaved” e colore em vermelho (Jaraguá do Sul):</text:span><text:span text:style-name="T2"/></text:p>
      <text:p text:style-name="P7">[exclui alguns tipos de vias]</text:p>
      <text:p text:style-name="P7"/>
      <text:p text:style-name="P7" loext:marker-style-name="T5"><text:a xlink:type="simple" xlink:href="https://overpass-turbo.eu/s/GhY" text:style-name="ListLabel_20_19" text:visited-style-name="ListLabel_20_19"><text:span text:style-name="T4">https://overpass-turbo.eu/s/GhY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<text:s text:c="3"/>way["highway"]["highway"!~"^(construction|cycleway|footway|path|proposed|service|track)$"]["surfac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unpaved]{</text:p>
      <text:p text:style-name="P7"><text:s text:c="2"/>color:red;</text:p>
      <text:p text:style-name="P7">} </text:p>
      <text:p text:style-name="P7">}}</text:p>
      <text:p text:style-name="P7"><text:soft-page-break/></text:p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6. Obtém todas as vias com a “surface=unpaved” (Jaraguá do Sul):</text:span><text:span text:style-name="T2"/></text:p>
      <text:p text:style-name="P7">[exclui alguns tipos de vias]</text:p>
      <text:p text:style-name="P7"/>
      <text:p text:style-name="P7" loext:marker-style-name="T5"><text:a xlink:type="simple" xlink:href="https://overpass-turbo.eu/s/GD8" text:style-name="ListLabel_20_19" text:visited-style-name="ListLabel_20_19"><text:span text:style-name="T4">https://overpass-turbo.eu/s/GD8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way["highway"]["highway"!~"^(construction|cycleway|footway|path|proposed|service|track)$"]["surface"="unpaved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7. Obtém todas as vias com a “surface= paved” (Jaraguá do Sul);</text:span><text:span text:style-name="T2"/></text:p>
      <text:p text:style-name="P7">[exclui alguns tipos de vias]</text:p>
      <text:p text:style-name="P7"/>
      <text:p text:style-name="P7" loext:marker-style-name="T5"><text:a xlink:type="simple" xlink:href="https://overpass-turbo.eu/s/GD7" text:style-name="ListLabel_20_19" text:visited-style-name="ListLabel_20_19"><text:span text:style-name="T4">https://overpass-turbo.eu/s/GD7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way["highway"]["highway"!~"^(construction|cycleway|footway|path|proposed|service|track)$"]["surface"="paved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4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4" loext:marker-style-name="T2"/>
      <text:p text:style-name="P7" loext:marker-style-name="T2"><text:span text:style-name="T2">38. Obtém todas as ruas menores que 10 m (width&lt;10) de Jaraguá do Sul:</text:span><text:span text:style-name="T2"/></text:p>
      <text:p text:style-name="P4" loext:marker-style-name="T2"/>
      <text:p text:style-name="P7" loext:marker-style-name="T5"><text:a xlink:type="simple" xlink:href="https://overpass-turbo.eu/s/GiA" text:style-name="ListLabel_20_19" text:visited-style-name="ListLabel_20_19"><text:span text:style-name="T4">https://overpass-turbo.eu/s/GiA</text:span></text:a></text:p>
      <text:p text:style-name="P4" loext:marker-style-name="T2"/>
      <text:p text:style-name="P7">[out:json][timeout:125];</text:p>
      <text:p text:style-name="P7">{{geocodeArea:Jaraguá do Sul}}-&gt;.searchArea;</text:p>
      <text:p text:style-name="P7">(</text:p>
      <text:p text:style-name="P7"><text:s text:c="2"/>way["highway"]["width"](if: t["width"] &lt; 10)(area.searchArea);</text:p>
      <text:p text:style-name="P7"><text:soft-page-break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39. Obtém todas as calçadas menores que 2 m (sidewalk&lt;2) em Jaraguá do Sul:</text:span><text:span text:style-name="T2"/></text:p>
      <text:p text:style-name="P7"/>
      <text:p text:style-name="P7" loext:marker-style-name="T5"><text:a xlink:type="simple" xlink:href="https://overpass-turbo.eu/s/Gik" text:style-name="ListLabel_20_19" text:visited-style-name="ListLabel_20_19"><text:span text:style-name="T4">https://overpass-turbo.eu/s/Gik</text:span></text:a></text:p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2"/>way["highway"]["sidewalk:width"](if: t["sidewalk:width"] &lt; 2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><text:span text:style-name="T2">40. Obtém todas as ruas que não tem a tag de calçada (sidewalk:width) em Jaraguá do Sul:</text:span></text:p>
      <text:p text:style-name="P4" loext:marker-style-name="T2"/>
      <text:p text:style-name="P7" loext:marker-style-name="T5"><text:a xlink:type="simple" xlink:href="http://overpass-turbo.eu/s/Gm6" text:style-name="ListLabel_20_19" text:visited-style-name="ListLabel_20_19"><text:span text:style-name="T4">http://overpass-turbo.eu/s/Gm6</text:span></text:a></text:p>
      <text:p text:style-name="P4" loext:marker-style-name="T2"/>
      <text:p text:style-name="P7">[out:json][timeout:250];</text:p>
      <text:p text:style-name="P7"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/>[!"sidewalk:width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1"><text:span text:style-name="T2">******************************************************************************************************</text:span></text:p>
      <text:p text:style-name="P7"/>
      <text:p text:style-name="P7"><text:span text:style-name="T2">41. Obtém os comprimentos de vias, conforme a pavimentação, de um bairro (Tifa Monos) de Jaraguá do Sul: </text:span>(usando geocode)</text:p>
      <text:p text:style-name="P7"/>
      <text:p text:style-name="P7" loext:marker-style-name="T5"><text:a xlink:type="simple" xlink:href="https://overpass-turbo.eu/s/HJB" text:style-name="ListLabel_20_19" text:visited-style-name="ListLabel_20_19"><text:span text:style-name="T4">https://overpass-turbo.eu/s/HJB</text:span></text:a></text:p>
      <text:p text:style-name="P7"/>
      <text:p text:style-name="P7">[out:csv(surface,length)];</text:p>
      <text:p text:style-name="P7">{{geocodeArea:Tifa Monos,Jaraguá do Sul}}-&gt;.searchArea;</text:p>
      <text:p text:style-name="P7"><text:soft-page-break/>way["highway"]["highway"!~"^(construction|cycleway|footway|path|proposed|service|track)$"]["surface"](area.searchArea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><text:span text:style-name="T2">42. Obtém os comprimentos de vias, conforme a pavimentação, de um bairro (Ilha da Figueira) de Jaraguá do Sul: </text:span>(usando area)</text:p>
      <text:p text:style-name="P7"/>
      <text:p text:style-name="P12">A pesquisa usando o geocode “Ilha da Figueira” não retornava nenhum resultado. Isso deve-se ao Overpass usar o primeiro resultado de busca do Nominatim. Na pesquisa abaixo, foi preciso usar a área da relação (relation) que continha o bairro. A relação era a 3501795 (bairro Ilha da Figueira) e foi somado 360000000, para identificar como relação no overpass com uso de “area”.</text:p>
      <text:p text:style-name="P7"/>
      <text:p text:style-name="P7" loext:marker-style-name="T5"><text:a xlink:type="simple" xlink:href="https://overpass-turbo.eu/s/HJC" text:style-name="ListLabel_20_19" text:visited-style-name="ListLabel_20_19"><text:span text:style-name="T4">https://overpass-turbo.eu/s/HJC</text:span></text:a></text:p>
      <text:p text:style-name="P7"/>
      <text:p text:style-name="P7">[out:csv(surface,length)];</text:p>
      <text:p text:style-name="P7">area(3603501795)-&gt;.searchArea;</text:p>
      <text:p text:style-name="P7">way["highway"]["highway"!~"^(construction|cycleway|footway|path|proposed|service|track)$"]["surface"](area.searchArea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3. Localiza todas as servidões do bairro Centro, de Jaraguá do Sul:</text:span><text:span text:style-name="T2"/></text:p>
      <text:p text:style-name="P7">[name=Servidão…]</text:p>
      <text:p text:style-name="P7"/>
      <text:p text:style-name="P7" loext:marker-style-name="T5"><text:a xlink:type="simple" xlink:href="http://overpass-turbo.eu/s/Gi4" text:style-name="ListLabel_20_19" text:visited-style-name="ListLabel_20_19"><text:span text:style-name="T4">http://overpass-turbo.eu/s/Gi4</text:span></text:a></text:p>
      <text:p text:style-name="P7"/>
      <text:p text:style-name="P7"><text:soft-page-break/>[out:json][timeout:25];</text:p>
      <text:p text:style-name="P7">{{geocodeArea:centro,jaraguá do sul}}-&gt;.searchArea;</text:p>
      <text:p text:style-name="P7">(</text:p>
      <text:p text:style-name="P7">way["name"~"^Servidão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4. Lista pelo nome, todas as servidões do bairro Centro de Jaraguá do Sul:</text:span><text:span text:style-name="T2"/></text:p>
      <text:p text:style-name="P7" loext:marker-style-name="T2">[name=Servidão…]<text:span text:style-name="T2"/></text:p>
      <text:p text:style-name="P7"/>
      <text:p text:style-name="P7" loext:marker-style-name="T5"><text:a xlink:type="simple" xlink:href="http://overpass-turbo.eu/s/Gil" text:style-name="ListLabel_20_19" text:visited-style-name="ListLabel_20_19"><text:span text:style-name="T4">http://overpass-turbo.eu/s/Gil</text:span></text:a></text:p>
      <text:p text:style-name="P7"/>
      <text:p text:style-name="P7">[out:csv("name")][timeout:900];</text:p>
      <text:p text:style-name="P7">{{geocodeArea:centro,jaraguá do sul}}-&gt;.searchArea;</text:p>
      <text:p text:style-name="P7">(</text:p>
      <text:p text:style-name="P7">way["name"~"^Servidão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5. Localiza todas as vias com um determinado nome (Tobias), em Jaraguá do Sul:</text:span><text:span text:style-name="T2"/></text:p>
      <text:p text:style-name="P7"/>
      <text:p text:style-name="P7" loext:marker-style-name="T5"><text:a xlink:type="simple" xlink:href="http://overpass-turbo.eu/s/HQb" text:style-name="ListLabel_20_19" text:visited-style-name="ListLabel_20_19"><text:span text:style-name="T4">http://overpass-turbo.eu/s/HQb</text:span></text:a></text:p>
      <text:p text:style-name="P7"/>
      <text:p text:style-name="P7">[out:json][timeout:25];</text:p>
      <text:p text:style-name="P7">{{geocodeArea:jaraguá do sul}}-&gt;.searchArea;</text:p>
      <text:p text:style-name="P7">(</text:p>
      <text:p text:style-name="P7">way["name"~"Tobias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6. Lista todas as vias com um determinado nome (Tobias), em Jaraguá do Sul:</text:span><text:span text:style-name="T2"/></text:p>
      <text:p text:style-name="P4" loext:marker-style-name="T2"/>
      <text:p text:style-name="P7" loext:marker-style-name="T5"><text:a xlink:type="simple" xlink:href="http://overpass-turbo.eu/s/HQd" text:style-name="ListLabel_20_19" text:visited-style-name="ListLabel_20_19"><text:soft-page-break/><text:span text:style-name="T4">http://overpass-turbo.eu/s/HQd</text:span></text:a></text:p>
      <text:p text:style-name="P7"/>
      <text:p text:style-name="P7">[out:csv("name",::type,::id)][timeout:900];</text:p>
      <text:p text:style-name="P7">{{geocodeArea:jaraguá do sul}}-&gt;.searchArea;</text:p>
      <text:p text:style-name="P7">(</text:p>
      <text:p text:style-name="P7">way["name"~"Tobias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7. Lista os “addr:subur” de objetos de um determinado bairro. Serve para verificar se estão cadastrados nos bairros corretos:</text:span><text:span text:style-name="T2"/></text:p>
      <text:p text:style-name="P7"/>
      <text:p text:style-name="P7" loext:marker-style-name="T5"><text:a xlink:type="simple" xlink:href="http://overpass-turbo.eu/s/HQg" text:style-name="ListLabel_20_19" text:visited-style-name="ListLabel_20_19"><text:span text:style-name="T4">http://overpass-turbo.eu/s/HQg</text:span></text:a></text:p>
      <text:p text:style-name="P7"/>
      <text:p text:style-name="P7">[out:csv("addr:suburb",::type,::id)][timeout:900];</text:p>
      <text:p text:style-name="P7">{{geocodeArea:São Luís,jaraguá do sul}}-&gt;.searchArea;</text:p>
      <text:p text:style-name="P7">(</text:p>
      <text:p text:style-name="P7">node["addr:suburb"](area.searchArea);</text:p>
      <text:p text:style-name="P7"><text:s text:c="2"/>way["addr:suburb"](area.searchArea);</text:p>
      <text:p text:style-name="P7"><text:s text:c="2"/>relation["addr:suburb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1"><text:span text:style-name="T2">******************************************************************************************************</text:span></text:p>
      <text:p text:style-name="P7"/>
      <text:p text:style-name="P7" loext:marker-style-name="T2"><text:span text:style-name="T2">48. Lista os “addr:suburb” cadastrados na cidade. Serve para verificar erros de grafia na tag:</text:span><text:span text:style-name="T2"/></text:p>
      <text:p text:style-name="P7">[os resultados podem ser copiados para planilha libreoffice, organizados cfe bairros]</text:p>
      <text:p text:style-name="P7"/>
      <text:p text:style-name="P7" loext:marker-style-name="T5"><text:a xlink:type="simple" xlink:href="https://overpass-turbo.eu/s/H9U" text:style-name="ListLabel_20_19" text:visited-style-name="ListLabel_20_19"><text:span text:style-name="T4">https://overpass-turbo.eu/s/H9U</text:span></text:a></text:p>
      <text:p text:style-name="P7"/>
      <text:p text:style-name="P7">[out:csv("addr:suburb",::type,::id)][timeout:900];</text:p>
      <text:p text:style-name="P7">{{geocodeArea:jaraguá do sul}}-&gt;.searchArea;</text:p>
      <text:p text:style-name="P7">(</text:p>
      <text:p text:style-name="P7">node["addr:suburb"](area.searchArea);</text:p>
      <text:p text:style-name="P7"><text:s text:c="2"/>way["addr:suburb"](area.searchArea);</text:p>
      <text:p text:style-name="P7"><text:s text:c="2"/>relation["addr:suburb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49. Obtém todos os cursos de água (waterway=*) sem a tag “name” de Jaraguá do Sul:</text:span><text:span text:style-name="T2"/></text:p>
      <text:p text:style-name="P5" loext:marker-style-name="T2"><text:soft-page-break/></text:p>
      <text:p text:style-name="P7" loext:marker-style-name="T5"><text:a xlink:type="simple" xlink:href="https://overpass-turbo.eu/s/HZf" text:style-name="ListLabel_20_19" text:visited-style-name="ListLabel_20_19"><text:span text:style-name="T4">https://overpass-turbo.eu/s/HZf</text:span></text:a></text:p>
      <text:p text:style-name="P5" loext:marker-style-name="T2"/>
      <text:p text:style-name="P7">[out:json][timeout:250];</text:p>
      <text:p text:style-name="P7">{{geocodeArea:Jaraguá do Sul}}-&gt;.searchArea;</text:p>
      <text:p text:style-name="P7">(</text:p>
      <text:p text:style-name="P7"><text:s text:c="3"/>way["waterway"][!"name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><text:span text:style-name="T2">******************************************************************************************************</text:span></text:p>
      <text:p text:style-name="P4" loext:marker-style-name="T2"/>
      <text:p text:style-name="P7" loext:marker-style-name="T2"><text:span text:style-name="T2">50. Obtém os rios (waterway=river) sem a tag “name” de Jaraguá do Sul:</text:span><text:span text:style-name="T2"/></text:p>
      <text:p text:style-name="P4" loext:marker-style-name="T2"/>
      <text:p text:style-name="P7" loext:marker-style-name="T5"><text:a xlink:type="simple" xlink:href="https://overpass-turbo.eu/s/HZh" text:style-name="ListLabel_20_19" text:visited-style-name="ListLabel_20_19"><text:span text:style-name="T4">https://overpass-turbo.eu/s/HZh</text:span></text:a></text:p>
      <text:p text:style-name="P4" loext:marker-style-name="T2"/>
      <text:p text:style-name="P7">[out:json][timeout:250];</text:p>
      <text:p text:style-name="P7">{{geocodeArea:Jaraguá do Sul}}-&gt;.searchArea;</text:p>
      <text:p text:style-name="P7">(</text:p>
      <text:p text:style-name="P7"><text:s text:c="2"/>way["waterway"="river"][!"name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7" loext:marker-style-name="T2"><text:span text:style-name="T2">51. Obtém a relação que compõe os limites de um municipio (São João do Itaperiú). Pode ser usada para conseguir o arquivo gpx/kml do município:</text:span><text:span text:style-name="T2"/></text:p>
      <text:p text:style-name="P5" loext:marker-style-name="T2"/>
      <text:p text:style-name="P7" loext:marker-style-name="T5"><text:a xlink:type="simple" xlink:href="https://overpass-turbo.eu/s/HZr" text:style-name="ListLabel_20_19" text:visited-style-name="ListLabel_20_19"><text:span text:style-name="T4">https://overpass-turbo.eu/s/HZr</text:span></text:a></text:p>
      <text:p text:style-name="P4" loext:marker-style-name="T2"/>
      <text:p text:style-name="P7">[out:json][timeout:25];</text:p>
      <text:p text:style-name="P7">{{geocodeArea:São João do Itaperiú}}-&gt;.searchArea;</text:p>
      <text:p text:style-name="P7">(</text:p>
      <text:p text:style-name="P7"><text:s text:c="2"/>relation["admin_level"="8"](area.searchArea);</text:p>
      <text:p text:style-name="P7">);</text:p>
      <text:p text:style-name="P7">out body;</text:p>
      <text:p text:style-name="P7">&gt;;</text:p>
      <text:p text:style-name="P7">out skel qt;</text:p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5" loext:marker-style-name="T2"/>
      <text:p text:style-name="P5" loext:marker-style-name="T2"/>
      <text:p text:style-name="P5" loext:marker-style-name="T2"/>
      <text:p text:style-name="P1" loext:marker-style-name="T2"><text:span text:style-name="T2">******************************************************************************************************</text:span><text:span text:style-name="T2"/></text:p>
      <text:p text:style-name="P7"><text:soft-page-break/></text:p>
      <text:p text:style-name="P7">Informações sobre Overpass:</text:p>
      <text:p text:style-name="P7"/>
      <text:p text:style-name="P7"><text:a xlink:type="simple" xlink:href="https://wiki.openstreetmap.org/wiki/Overpass_API" text:style-name="ListLabel_20_21" text:visited-style-name="ListLabel_20_21"><text:span text:style-name="T8">https://wiki.openstreetmap.org/wiki/Overpass_API</text:span></text:a></text:p>
      <text:p text:style-name="P7"/>
      <text:p text:style-name="P7"><text:a xlink:type="simple" xlink:href="https://wiki.openstreetmap.org/wiki/Overpass_turbo" text:style-name="ListLabel_20_21" text:visited-style-name="ListLabel_20_21"><text:span text:style-name="T8">https://wiki.openstreetmap.org/wiki/Overpass_turbo</text:span></text:a></text:p>
      <text:p text:style-name="P7"/>
      <text:p text:style-name="P7"><text:a xlink:type="simple" xlink:href="https://wiki.openstreetmap.org/wiki/Overpass_API/Language_Guide" text:style-name="ListLabel_20_21" text:visited-style-name="ListLabel_20_21"><text:span text:style-name="T8">https://wiki.openstreetmap.org/wiki/Overpass_API/Language_Guide</text:span></text:a></text:p>
      <text:p text:style-name="P7"/>
      <text:p text:style-name="P7"><text:a xlink:type="simple" xlink:href="https://wiki.openstreetmap.org/wiki/Overpass_turbo#Map" text:style-name="ListLabel_20_21" text:visited-style-name="ListLabel_20_21"><text:span text:style-name="T8">https://wiki.openstreetmap.org/wiki/Overpass_turbo#Map</text:span></text:a></text:p>
      <text:p text:style-name="P7"/>
      <text:p text:style-name="P7"><text:a xlink:type="simple" xlink:href="https://wiki.openstreetmap.org/wiki/Overpass_turbo/Examples" text:style-name="ListLabel_20_21" text:visited-style-name="ListLabel_20_21"><text:span text:style-name="T8">https://wiki.openstreetmap.org/wiki/Overpass_turbo/Examples</text:span></text:a></text:p>
      <text:p text:style-name="P7"/>
      <text:p text:style-name="P7"><text:a xlink:type="simple" xlink:href="https://wiki.openstreetmap.org/wiki/Overpass_API/Advanced_examples" text:style-name="ListLabel_20_21" text:visited-style-name="ListLabel_20_21"><text:span text:style-name="T8">https://wiki.openstreetmap.org/wiki/Overpass_API/Advanced_examples</text:span></text:a></text:p>
      <text:p text:style-name="P7"/>
      <text:p text:style-name="P7"><text:a xlink:type="simple" xlink:href="https://wiki.openstreetmap.org/wiki/Overpass_API/Overpass_API_by_Example" text:style-name="ListLabel_20_21" text:visited-style-name="ListLabel_20_21"><text:span text:style-name="T8">https://wiki.openstreetmap.org/wiki/Overpass_API/Overpass_API_by_Example</text:span></text:a></text:p>
      <text:p text:style-name="P7"/>
      <text:p text:style-name="P7"><text:a xlink:type="simple" xlink:href="https://wiki.openstreetmap.org/wiki/Overpass_API/Overpass_QL" text:style-name="ListLabel_20_21" text:visited-style-name="ListLabel_20_21"><text:span text:style-name="T8">https://wiki.openstreetmap.org/wiki/Overpass_API/Overpass_QL</text:span></text:a></text:p>
      <text:p text:style-name="P7"/>
      <text:p text:style-name="P7"><text:a xlink:type="simple" xlink:href="https://wiki.openstreetmap.org/wiki/Overpass_API/Sparse_Editing" text:style-name="ListLabel_20_21" text:visited-style-name="ListLabel_20_21"><text:span text:style-name="T8">https://wiki.openstreetmap.org/wiki/Overpass_API/Sparse_Editing</text:span></text:a></text:p>
      <text:p text:style-name="P7"/>
      <text:p text:style-name="P7"><text:a xlink:type="simple" xlink:href="https://wiki.openstreetmap.org/wiki/Overpass_turbo/MapCSS" text:style-name="ListLabel_20_21" text:visited-style-name="ListLabel_20_21"><text:span text:style-name="T8">https://wiki.openstreetmap.org/wiki/Overpass_turbo/MapCSS</text:span></text:a></text:p>
      <text:p text:style-name="P7"/>
      <text:p text:style-name="P7"><text:a xlink:type="simple" xlink:href="https://wiki.openstreetmap.org/wiki/Overpass_API/Overpass_QL#Print_.28out.29" text:style-name="ListLabel_20_21" text:visited-style-name="ListLabel_20_21"><text:span text:style-name="T8">https://wiki.openstreetmap.org/wiki/Overpass_API/Overpass_QL#Print_.28out.29</text:span></text:a></text:p>
      <text:p text:style-name="P7"/>
      <text:p text:style-name="P7"/>
      <text:p text:style-name="P7">Outros exemplos de Overpass e usuários:</text:p>
      <text:p text:style-name="P7"/>
      <text:p text:style-name="P7"><text:a xlink:type="simple" xlink:href="https://wiki.openstreetmap.org/wiki/Overpass_turbo/Examples/Postal_Codes_Quality_Assurance" text:style-name="ListLabel_20_21" text:visited-style-name="ListLabel_20_21"><text:span text:style-name="T8">https://wiki.openstreetmap.org/wiki/Overpass_turbo/Examples/Postal_Codes_Quality_Assurance</text:span></text:a></text:p>
      <text:p text:style-name="P7"/>
      <text:p text:style-name="P7"><text:a xlink:type="simple" xlink:href="https://wiki.openstreetmap.org/wiki/Public_transport/Quality_Assurance" text:style-name="ListLabel_20_21" text:visited-style-name="ListLabel_20_21"><text:span text:style-name="T8">https://wiki.openstreetmap.org/wiki/Public_transport/Quality_Assurance</text:span></text:a></text:p>
      <text:p text:style-name="P7"/>
      <text:p text:style-name="P7"><text:a xlink:type="simple" xlink:href="https://wiki.openstreetmap.org/wiki/User:Soldier_Boy/overpass-turbo" text:style-name="ListLabel_20_21" text:visited-style-name="ListLabel_20_21"><text:span text:style-name="T8">https://wiki.openstreetmap.org/wiki/User:Soldier_Boy/overpass-turbo</text:span></text:a></text:p>
      <text:p text:style-name="P7"/>
      <text:p text:style-name="P7"/>
      <text:p text:style-name="P7"><text:a xlink:type="simple" xlink:href="https://wiki.openstreetmap.org/wiki/User:CristianCantoro#Overpass_turbo_queries" text:style-name="ListLabel_20_21" text:visited-style-name="ListLabel_20_21"><text:span text:style-name="T8">https://wiki.openstreetmap.org/wiki/User:CristianCantoro#Overpass_turbo_queries</text:span></text:a></text:p>
      <text:p text:style-name="P7"/>
      <text:p text:style-name="P7"><text:a xlink:type="simple" xlink:href="https://wiki.openstreetmap.org/wiki/User:Hanoj/overpass" text:style-name="ListLabel_20_21" text:visited-style-name="ListLabel_20_21"><text:span text:style-name="T8">https://wiki.openstreetmap.org/wiki/User:Hanoj/overpass</text:span></text:a></text:p>
      <text:list text:style-name="WWNum1">
        <text:list-item>
          <text:p text:style-name="P13"><text:span text:style-name="T13">[name]</text:span><text:span text:style-name="T14">: select only elements that have a name.</text:span></text:p>
        </text:list-item>
        <text:list-item>
          <text:p text:style-name="P14"><text:span text:style-name="T13">[highway~"bus_stop|tram_stop"]</text:span><text:span text:style-name="T14">: select only elements that have a highway tag that contains </text:span><text:span text:style-name="T13">bus_stop</text:span><text:span text:style-name="T14"> or </text:span><text:span text:style-name="T13">tram_stop</text:span><text:span text:style-name="T14"> (the meaning of the given regular expression).</text:span></text:p>
        </text:list-item>
        <text:list-item>
          <text:p text:style-name="P14"><text:span text:style-name="T13">[name][highway~"bus_stop|tram_stop"]</text:span><text:span text:style-name="T14">: select only elements that fulfill both conditions.</text:span></text:p>
        </text:list-item>
        <text:list-item>
          <text:p text:style-name="P14"><text:span text:style-name="T13">[name][railway~"halt|station|tram_stop"]</text:span><text:span text:style-name="T14">: select only elements that have a </text:span><text:span text:style-name="T13">name</text:span><text:span text:style-name="T14"> tag and that have a </text:span><text:span text:style-name="T13">railway</text:span><text:span text:style-name="T14"> tag which contains </text:span><text:span text:style-name="T13">halt</text:span><text:span text:style-name="T14">, </text:span><text:span text:style-name="T13">station</text:span><text:span text:style-name="T14">, or </text:span><text:span text:style-name="T13">tram_stop</text:span><text:span text:style-name="T14">.</text:span></text:p>
        </text:list-item>
        <text:list-item>
          <text:p text:style-name="P15"><text:span text:style-name="T13">[name][highway~"bus_stop|tram_stop"];[name][railway~"halt|station|tram_stop"];</text:span><text:span text:style-name="T14">: selects all elements that fulfill at least one of the two before listed conditions.</text:span></text:p>
        </text:list-item>
      </text:list>
      <text:p text:style-name="P7"><draw:rect text:anchor-type="as-char" style:rel-width="100%" draw:z-index="0" draw:style-name="gr1" draw:text-style-name="P22" svg:width="17.001cm" svg:height="0.054cm"><text:p/></draw:rect></text:p>
      <text:p text:style-name="P7"/>
      <text:p text:style-name="P7">Estudar sobre extrair coordenadas de nós de way:</text:p>
      <text:p text:style-name="P7"/>
      <text:p text:style-name="P7" loext:marker-style-name="T8"><text:a xlink:type="simple" xlink:href="https://gis.stackexchange.com/questions/156972/determine-angle-of-street-by-parsing-an-overpass-turbo-output-xml" text:style-name="ListLabel_20_21" text:visited-style-name="ListLabel_20_21"><text:soft-page-break/><text:span text:style-name="T8">https://gis.stackexchange.com/questions/156972/determine-angle-of-street-by-parsing-an-overpass-turbo-output-xml</text:span></text:a></text:p>
      <text:p text:style-name="P7"><text:a xlink:type="simple" xlink:href="https://gis.stackexchange.com/questions/156972/determine-angle-of-street-by-parsing-an-overpass-turbo-output-xml" text:style-name="ListLabel_20_21" text:visited-style-name="ListLabel_20_21"/></text:p>
      <text:p text:style-name="P7"><draw:rect text:anchor-type="as-char" style:rel-width="100%" draw:z-index="1" draw:style-name="gr1" draw:text-style-name="P22" svg:width="17.001cm" svg:height="0.054cm"><text:p/></draw:rect></text:p>
      <text:p text:style-name="P7"/>
      <text:p text:style-name="P7"/>
      <text:p text:style-name="P7">Em estudo:<draw:rect text:anchor-type="as-char" style:rel-width="100%" draw:z-index="2" draw:style-name="gr1" draw:text-style-name="P22" svg:width="17.001cm" svg:height="0.054cm"><text:p/></draw:rect></text:p>
      <text:p text:style-name="P7"/>
      <text:p text:style-name="P7">Extração de radares em csv:</text:p>
      <text:p text:style-name="P7"/>
      <text:p text:style-name="P7">[out:csv(::lon,::lat,"highway","maxspeed",::type,::id)][timeout:900];</text:p>
      <text:p text:style-name="P7">{{geocodeArea:Santa Catarina}}-&gt;.searchArea;</text:p>
      <text:p text:style-name="P7">(</text:p>
      <text:p text:style-name="P7"><text:s text:c="2"/>node["highway"="speed_camera"](area.searchArea);</text:p>
      <text:p text:style-name="P7"><text:s text:c="2"/>way["highway"="speed_camera"](area.searchArea);</text:p>
      <text:p text:style-name="P7"><text:s text:c="2"/>relation["highway"="speed_camera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 loext:marker-style-name="T6"><text:span text:style-name="T6">(ver também o speed_display)</text:span><text:span text:style-name="T6"/></text:p>
      <text:p text:style-name="P7"/>
      <text:p text:style-name="P7"/>
      <text:p text:style-name="P7">Outro:</text:p>
      <text:p text:style-name="P7"/>
      <text:p text:style-name="P7"/>
      <text:p text:style-name="P7">[out:csv(::lon,::lat,"highway","maxspeed",::type,::id)][timeout:900];</text:p>
      <text:p text:style-name="P7">{{geocodeArea:Brasil}}-&gt;.searchArea;</text:p>
      <text:p text:style-name="P7">(</text:p>
      <text:p text:style-name="P7"><text:s/>node["maxspeed"]["highway"](area.searchArea); <text:s/>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<draw:rect text:anchor-type="as-char" style:rel-width="100%" draw:z-index="3" draw:style-name="gr1" draw:text-style-name="P22" svg:width="17.001cm" svg:height="0.054cm"><text:p/></draw:rect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Comprimento das JGS de Jaraguá do Sul, conforme a pavimentação:</text:span><text:span text:style-name="T2"/></text:p>
      <text:p text:style-name="P4" loext:marker-style-name="T2"/>
      <text:p text:style-name="P7" loext:marker-style-name="T2"><text:a xlink:type="simple" xlink:href="https://overpass-turbo.eu/s/HUT" text:style-name="ListLabel_20_20" text:visited-style-name="ListLabel_20_20"><text:span text:style-name="T7">https://overpass-turbo.eu/s/HUT</text:span></text:a></text:p>
      <text:p text:style-name="P4" loext:marker-style-name="T2"/>
      <text:p text:style-name="P7">[out:csv(surface,length)];</text:p>
      <text:p text:style-name="P7"><text:soft-page-break/>{{geocodeArea:Jaraguá do Sul}}-&gt;.searchArea;</text:p>
      <text:p text:style-name="P7">(</text:p>
      <text:p text:style-name="P7"><text:s text:c="2"/>way["name"~"^JGS*"]["surface"](area.searchArea);</text:p>
      <text:p text:style-name="P7"><text:s text:c="2"/>way["alt_name"~"^JGS*"]["surface"](area.searchArea);</text:p>
      <text:p text:style-name="P7"><text:s/>);</text:p>
      <text:p text:style-name="P7">for (t["surface"])</text:p>
      <text:p text:style-name="P7">{</text:p>
      <text:p text:style-name="P7"><text:s text:c="3"/>make stat surface=_.val,</text:p>
      <text:p text:style-name="P7"><text:s text:c="7"/>count=count(ways),length=sum(length());</text:p>
      <text:p text:style-name="P7"><text:s text:c="3"/>out;</text:p>
      <text:p text:style-name="P7">}</text:p>
      <text:p text:style-name="P4" loext:marker-style-name="T2"/>
      <text:p text:style-name="P4" loext:marker-style-name="T2"/>
      <text:p text:style-name="P7" loext:marker-style-name="T2"><text:span text:style-name="T2">Mapa das JGS de Jaraguá do Sul, conforme a pavimentação:</text:span><text:span text:style-name="T2"/></text:p>
      <text:p text:style-name="P4" loext:marker-style-name="T2"/>
      <text:p text:style-name="P7" loext:marker-style-name="T2"><text:a xlink:type="simple" xlink:href="https://overpass-turbo.eu/s/HUV" text:style-name="ListLabel_20_20" text:visited-style-name="ListLabel_20_20"><text:span text:style-name="T7">https://overpass-turbo.eu/s/HUV</text:span></text:a></text:p>
      <text:p text:style-name="P4" loext:marker-style-name="T2"/>
      <text:p text:style-name="P7">[out:json][timeout:25];</text:p>
      <text:p text:style-name="P7">{{geocodeArea:jaraguá do sul}}-&gt;.searchArea;</text:p>
      <text:p text:style-name="P7">(</text:p>
      <text:p text:style-name="P7"><text:s text:c="2"/>way["name"~"^JGS*"]["surface"](area.searchArea);</text:p>
      <text:p text:style-name="P7"><text:s text:c="2"/>way["alt_name"~"^JGS*"]["surface"](area.searchArea);</text:p>
      <text:p text:style-name="P7"><text:s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 text:c="2"/>color:yellow;</text:p>
      <text:p text:style-name="P7">}</text:p>
      <text:p text:style-name="P7">}}</text:p>
      <text:p text:style-name="P7"/>
      <text:p text:style-name="P4" loext:marker-style-name="T2"/>
      <text:p text:style-name="P4" loext:marker-style-name="T2"><text:soft-page-break/></text:p>
      <text:p text:style-name="P7" loext:marker-style-name="T2"><text:span text:style-name="T2">Marcos quilométricos (highway=milestone) das rodovias estaduais de Santa Catarina: <text:s/>[ponto + ref] e label com o km</text:span><text:span text:style-name="T2"/></text:p>
      <text:p text:style-name="P4" loext:marker-style-name="T2"/>
      <text:p text:style-name="P7" loext:marker-style-name="T2"><text:a xlink:type="simple" xlink:href="https://overpass-turbo.eu/s/IXn" text:style-name="ListLabel_20_20" text:visited-style-name="ListLabel_20_20"><text:span text:style-name="T7">https://overpass-turbo.eu/s/IXn</text:span></text:a></text:p>
      <text:p text:style-name="P4" loext:marker-style-name="T2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/>
      <text:p text:style-name="P7">node[highway]{</text:p>
      <text:p text:style-name="P7"><text:s text:c="2"/>text: distance;</text:p>
      <text:p text:style-name="P7"><text:s text:c="2"/>color:red;</text:p>
      <text:p text:style-name="P7">}</text:p>
      <text:p text:style-name="P7">}}</text:p>
      <text:p text:style-name="P7"/>
      <text:p text:style-name="P7"/>
      <text:p text:style-name="P7"/>
      <text:p text:style-name="P7"/>
      <text:p text:style-name="P7"><text:span text:style-name="T2">Marcos quilométricos (highway=milestone) das rodovias estaduais de Santa Catarina: <text:s/>[ponto + ref] e sem a label com o km</text:span></text:p>
      <text:p text:style-name="P7"/>
      <text:p text:style-name="P7" loext:marker-style-name="T2"><text:a xlink:type="simple" xlink:href="https://overpass-turbo.eu/s/IXo" text:style-name="ListLabel_20_20" text:visited-style-name="ListLabel_20_20"><text:span text:style-name="T7">https://overpass-turbo.eu/s/IXo</text:span></text:a></text:p>
      <text:p text:style-name="P7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Marcos quilométricos (highway=milestone) das rodovias estaduais de Santa Catarina que não possuem “ref”:</text:span><text:span text:style-name="T2"/></text:p>
      <text:p text:style-name="P4" loext:marker-style-name="T2"/>
      <text:p text:style-name="P7" loext:marker-style-name="T2"><text:a xlink:type="simple" xlink:href="https://overpass-turbo.eu/s/IXq" text:style-name="ListLabel_20_20" text:visited-style-name="ListLabel_20_20"><text:span text:style-name="T7">https://overpass-turbo.eu/s/IXq</text:span></text:a></text:p>
      <text:p text:style-name="P7"/>
      <text:p text:style-name="P7"/>
      <text:p text:style-name="P7">[out:json][timeout:900];</text:p>
      <text:p text:style-name="P7"><text:soft-page-break/>{{geocodeArea:Santa Catarina}}-&gt;.searchArea;</text:p>
      <text:p text:style-name="P7">(</text:p>
      <text:p text:style-name="P7"><text:s text:c="2"/>node["highway"="milestone"][!"ref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7"><text:span text:style-name="T2">Marcos quilométricos (highway=milestone) e acessos das rodovias estaduais de Santa Catarina: <text:s/>[ponto + ref] e sem a label com o km</text:span></text:p>
      <text:p text:style-name="P4" loext:marker-style-name="T2"/>
      <text:p text:style-name="P4" loext:marker-style-name="T2"/>
      <text:p text:style-name="P7" loext:marker-style-name="T2"><text:a xlink:type="simple" xlink:href="https://overpass-turbo.eu/s/IZ9" text:style-name="ListLabel_20_20" text:visited-style-name="ListLabel_20_20"><text:span text:style-name="T7">https://overpass-turbo.eu/s/IZ9</text:span></text:a></text:p>
      <text:p text:style-name="P4" loext:marker-style-name="T2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area.searchArea);</text:p>
      <text:p text:style-name="P7"><text:s text:c="2"/>node["highway"="milestone"]["description"](area.searchArea);</text:p>
      <text:p text:style-name="P7"/>
      <text:p text:style-name="P7"><text:s text:c="2"/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4" loext:marker-style-name="T2"/>
      <text:p text:style-name="P7" loext:marker-style-name="T2"><draw:rect text:anchor-type="as-char" style:rel-width="100%" draw:z-index="4" draw:style-name="gr1" draw:text-style-name="P22" svg:width="17.001cm" svg:height="0.054cm"><text:p/></draw:rect></text:p>
      <text:p text:style-name="P4" loext:marker-style-name="T2"/>
      <text:p text:style-name="P7" loext:marker-style-name="T2"><text:span text:style-name="T2">Consulta para saber as ruas que contém o CEP (postal_code) cadastrado. Serve também para detectar erros.</text:span><text:span text:style-name="T2"/></text:p>
      <text:p text:style-name="P4" loext:marker-style-name="T2"/>
      <text:p text:style-name="P4" loext:marker-style-name="T2"/>
      <text:p text:style-name="P7" loext:marker-style-name="T2"><text:a xlink:type="simple" xlink:href="https://overpass-turbo.eu/s/J6Z" text:style-name="ListLabel_20_20" text:visited-style-name="ListLabel_20_20"><text:span text:style-name="T7">https://overpass-turbo.eu/s/J6Z</text:span></text:a></text:p>
      <text:p text:style-name="P4" loext:marker-style-name="T2"/>
      <text:p text:style-name="P7"><text:s text:c="2"/>[out:csv(::type,::id,postal_code,name,::count)];</text:p>
      <text:p text:style-name="P7"><text:s text:c="2"/>area[name="Jaraguá do Sul"]-&gt;.a;</text:p>
      <text:p text:style-name="P7"><text:s text:c="2"/>( node(area.a)[postal_code];</text:p>
      <text:p text:style-name="P7"><text:s text:c="4"/>way(area.a)[postal_code];</text:p>
      <text:p text:style-name="P7"><text:s text:c="4"/>rel(area.a)[postal_code];</text:p>
      <text:p text:style-name="P7"><text:s text:c="2"/>);</text:p>
      <text:p text:style-name="P7"><text:s text:c="2"/>out;</text:p>
      <text:p text:style-name="P7"><text:s text:c="2"/>out count;</text:p>
      <text:p text:style-name="P4" loext:marker-style-name="T2"/>
      <text:p text:style-name="P4" loext:marker-style-name="T2"/>
      <text:p text:style-name="P7" loext:marker-style-name="T2"><text:span text:style-name="T2">Consulta para estudar o padrão usado na way. Gera csv com campos separados por “|”</text:span><text:span text:style-name="T2"/></text:p>
      <text:p text:style-name="P4" loext:marker-style-name="T2"/>
      <text:p text:style-name="P7" loext:marker-style-name="T2"><text:a xlink:type="simple" xlink:href="https://overpass-turbo.eu/s/J70" text:style-name="ListLabel_20_20" text:visited-style-name="ListLabel_20_20"><text:span text:style-name="T7">https://overpass-turbo.eu/s/J70</text:span></text:a></text:p>
      <text:p text:style-name="P4" loext:marker-style-name="T2"/>
      <text:p text:style-name="P7">/*</text:p>
      <text:p text:style-name="P7">This has been generated by the overpass-turbo wizard.</text:p>
      <text:p text:style-name="P7"><text:soft-page-break/>The original search was:</text:p>
      <text:p text:style-name="P7">“"andachtsstätte" in essen”</text:p>
      <text:p text:style-name="P7">*/</text:p>
      <text:p text:style-name="P7">[out:csv("name", "addr:street", "addr:housenumber", "addr:postcode", "addr:city", ::id, ::type, "service_times", "contact:website"; true; "|")][timeout:25];</text:p>
      <text:p text:style-name="P7">// fetch area “essen” to search in</text:p>
      <text:p text:style-name="P7">{{geocodeArea:essen}}-&gt;.searchArea;</text:p>
      <text:p text:style-name="P7">// gather results</text:p>
      <text:p text:style-name="P7">(</text:p>
      <text:p text:style-name="P7"><text:s text:c="2"/>// query part for: “"andachtsstätte"”</text:p>
      <text:p text:style-name="P7"><text:s text:c="2"/>way["amenity"="place_of_worship"]["denomination"="roman_catholic"]["building"~"church|cathedral"](area.searchArea);</text:p>
      <text:p text:style-name="P7">);</text:p>
      <text:p text:style-name="P7">// print results</text:p>
      <text:p text:style-name="P7"/>
      <text:p text:style-name="P7">out body;</text:p>
      <text:p text:style-name="P7">&gt;;</text:p>
      <text:p text:style-name="P7">out skel qt;</text:p>
      <text:p text:style-name="P7"/>
      <text:p text:style-name="P7" loext:marker-style-name="T2"><draw:rect text:anchor-type="as-char" style:rel-width="100%" draw:z-index="5" draw:style-name="gr1" draw:text-style-name="P22" svg:width="17.001cm" svg:height="0.054cm"><text:p/></draw:rect></text:p>
      <text:p text:style-name="P4" loext:marker-style-name="T2"/>
      <text:p text:style-name="P7" loext:marker-style-name="T2"><text:span text:style-name="T2">Consulta para ver radares sem velocidade (tag maxspeed):</text:span><text:span text:style-name="T2"/></text:p>
      <text:p text:style-name="P4" loext:marker-style-name="T2"/>
      <text:p text:style-name="P7" loext:marker-style-name="T2"><text:a xlink:type="simple" xlink:href="http://overpass-turbo.eu/s/JRm" text:style-name="ListLabel_20_20" text:visited-style-name="ListLabel_20_20"><text:span text:style-name="T7">http://overpass-turbo.eu/s/JRm</text:span></text:a></text:p>
      <text:p text:style-name="P4" loext:marker-style-name="T2"/>
      <text:p text:style-name="P7"/>
      <text:p text:style-name="P7">[out:json][timeout:900];</text:p>
      <text:p text:style-name="P7">{{geocodeArea:Brasil}}-&gt;.searchArea;</text:p>
      <text:p text:style-name="P7">(</text:p>
      <text:p text:style-name="P7"><text:s text:c="2"/>node["highway"="speed_camera"][!"maxspeed"](area.searchArea);</text:p>
      <text:p text:style-name="P7"><text:s text:c="2"/>way["highway"="speed_camera"][!"maxspeed"](area.searchArea);</text:p>
      <text:p text:style-name="P7"><text:s text:c="2"/>relation["highway"="speed_camera"][!"maxspeed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/>
      <text:p text:style-name="P7" loext:marker-style-name="T2"><draw:rect text:anchor-type="as-char" style:rel-width="100%" draw:z-index="6" draw:style-name="gr1" draw:text-style-name="P22" svg:width="17.001cm" svg:height="0.054cm"><text:p/></draw:rect></text:p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Em testes:</text:span><text:span text:style-name="T2"/></text:p>
      <text:p text:style-name="P4" loext:marker-style-name="T2"/>
      <text:p text:style-name="P7" loext:marker-style-name="T2"><text:span text:style-name="T2">Obter todos os radares separados por velocidade (csv), inclusive sem tag de velocidade:</text:span><text:span text:style-name="T2"/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>[out:csv(::lat,::lon,"maxspeed",::type,::id)][timeout:900];</text:p>
      <text:p text:style-name="P7">{{geocodeArea:Brasil}}-&gt;.searchArea;</text:p>
      <text:p text:style-name="P7">(</text:p>
      <text:p text:style-name="P7"><text:s text:c="2"/>node["highway"="speed_camera"]["maxspeed"="20"](area.searchArea);</text:p>
      <text:p text:style-name="P7"><text:soft-page-break/><text:s text:c="2"/>way["highway"="speed_camera"]["maxspeed"="20"](area.searchArea);</text:p>
      <text:p text:style-name="P7"><text:s text:c="2"/>relation["highway"="speed_camera"]["maxspeed"="20"](area.searchArea);</text:p>
      <text:p text:style-name="P7">);</text:p>
      <text:p text:style-name="P7">out body;</text:p>
      <text:p text:style-name="P7">(</text:p>
      <text:p text:style-name="P7"><text:s text:c="2"/>node["highway"="speed_camera"]["maxspeed"="30"](area.searchArea);</text:p>
      <text:p text:style-name="P7"><text:s text:c="2"/>way["highway"="speed_camera"]["maxspeed"="30"](area.searchArea);</text:p>
      <text:p text:style-name="P7"><text:s text:c="2"/>relation["highway"="speed_camera"]["maxspeed"="30"](area.searchArea);</text:p>
      <text:p text:style-name="P7">);</text:p>
      <text:p text:style-name="P7">out body; </text:p>
      <text:p text:style-name="P7">(</text:p>
      <text:p text:style-name="P7"><text:s text:c="2"/>node["highway"="speed_camera"]["maxspeed"="40"](area.searchArea);</text:p>
      <text:p text:style-name="P7"><text:s text:c="2"/>way["highway"="speed_camera"]["maxspeed"="40"](area.searchArea);</text:p>
      <text:p text:style-name="P7"><text:s text:c="2"/>relation["highway"="speed_camera"]["maxspeed"="40"](area.searchArea);</text:p>
      <text:p text:style-name="P7">);</text:p>
      <text:p text:style-name="P7">out body;</text:p>
      <text:p text:style-name="P7">(</text:p>
      <text:p text:style-name="P7"><text:s text:c="2"/>node["highway"="speed_camera"]["maxspeed"="50"](area.searchArea);</text:p>
      <text:p text:style-name="P7"><text:s text:c="2"/>way["highway"="speed_camera"]["maxspeed"="50"](area.searchArea);</text:p>
      <text:p text:style-name="P7"><text:s text:c="2"/>relation["highway"="speed_camera"]["maxspeed"="50"](area.searchArea);</text:p>
      <text:p text:style-name="P7">);</text:p>
      <text:p text:style-name="P7">out body; </text:p>
      <text:p text:style-name="P7">(</text:p>
      <text:p text:style-name="P7"><text:s text:c="2"/>node["highway"="speed_camera"]["maxspeed"="60"](area.searchArea);</text:p>
      <text:p text:style-name="P7"><text:s text:c="2"/>way["highway"="speed_camera"]["maxspeed"="60"](area.searchArea);</text:p>
      <text:p text:style-name="P7"><text:s text:c="2"/>relation["highway"="speed_camera"]["maxspeed"="60"](area.searchArea);</text:p>
      <text:p text:style-name="P7">);</text:p>
      <text:p text:style-name="P7">out body;</text:p>
      <text:p text:style-name="P7">(</text:p>
      <text:p text:style-name="P7"><text:s text:c="2"/>node["highway"="speed_camera"]["maxspeed"="70"](area.searchArea);</text:p>
      <text:p text:style-name="P7"><text:s text:c="2"/>way["highway"="speed_camera"]["maxspeed"="70"](area.searchArea);</text:p>
      <text:p text:style-name="P7"><text:s text:c="2"/>relation["highway"="speed_camera"]["maxspeed"="70"](area.searchArea);</text:p>
      <text:p text:style-name="P7">);</text:p>
      <text:p text:style-name="P7">out body; </text:p>
      <text:p text:style-name="P7">(</text:p>
      <text:p text:style-name="P7"><text:s text:c="2"/>node["highway"="speed_camera"]["maxspeed"="80"](area.searchArea);</text:p>
      <text:p text:style-name="P7"><text:s text:c="2"/>way["highway"="speed_camera"]["maxspeed"="80"](area.searchArea);</text:p>
      <text:p text:style-name="P7"><text:s text:c="2"/>relation["highway"="speed_camera"]["maxspeed"="80"](area.searchArea);</text:p>
      <text:p text:style-name="P7">);</text:p>
      <text:p text:style-name="P7">out body;</text:p>
      <text:p text:style-name="P7">(</text:p>
      <text:p text:style-name="P7"><text:s text:c="2"/>node["highway"="speed_camera"]["maxspeed"="90"](area.searchArea);</text:p>
      <text:p text:style-name="P7"><text:s text:c="2"/>way["highway"="speed_camera"]["maxspeed"="90"](area.searchArea);</text:p>
      <text:p text:style-name="P7"><text:s text:c="2"/>relation["highway"="speed_camera"]["maxspeed"="90"](area.searchArea);</text:p>
      <text:p text:style-name="P7">);</text:p>
      <text:p text:style-name="P7">out body;</text:p>
      <text:p text:style-name="P7">(</text:p>
      <text:p text:style-name="P7"><text:s text:c="2"/>node["highway"="speed_camera"]["maxspeed"="100"](area.searchArea);</text:p>
      <text:p text:style-name="P7"><text:s text:c="2"/>way["highway"="speed_camera"]["maxspeed"="100"](area.searchArea);</text:p>
      <text:p text:style-name="P7"><text:s text:c="2"/>relation["highway"="speed_camera"]["maxspeed"="100"](area.searchArea);</text:p>
      <text:p text:style-name="P7">);</text:p>
      <text:p text:style-name="P7">out body; </text:p>
      <text:p text:style-name="P7"><text:soft-page-break/>(</text:p>
      <text:p text:style-name="P7"><text:s text:c="2"/>node["highway"="speed_camera"]["maxspeed"="110"](area.searchArea);</text:p>
      <text:p text:style-name="P7"><text:s text:c="2"/>way["highway"="speed_camera"]["maxspeed"="110"](area.searchArea);</text:p>
      <text:p text:style-name="P7"><text:s text:c="2"/>relation["highway"="speed_camera"]["maxspeed"="110"](area.searchArea);</text:p>
      <text:p text:style-name="P7">);</text:p>
      <text:p text:style-name="P7">out body;</text:p>
      <text:p text:style-name="P7">(</text:p>
      <text:p text:style-name="P7"><text:s text:c="2"/>node["highway"="speed_camera"]["maxspeed"="120"](area.searchArea);</text:p>
      <text:p text:style-name="P7"><text:s text:c="2"/>way["highway"="speed_camera"]["maxspeed"="120"](area.searchArea);</text:p>
      <text:p text:style-name="P7"><text:s text:c="2"/>relation["highway"="speed_camera"]["maxspeed"="120"](area.searchArea);</text:p>
      <text:p text:style-name="P7">);</text:p>
      <text:p text:style-name="P7">out body;</text:p>
      <text:p text:style-name="P7">(</text:p>
      <text:p text:style-name="P7"><text:s text:c="2"/>node["highway"="speed_camera"][!"maxspeed"](area.searchArea);</text:p>
      <text:p text:style-name="P7"><text:s text:c="2"/>way["highway"="speed_camera"][!"maxspeed"](area.searchArea);</text:p>
      <text:p text:style-name="P7"><text:s text:c="2"/>relation["highway"="speed_camera"][!"maxspeed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7" loext:marker-style-name="T2"><text:span text:style-name="T2">Sem arquivo csv, apenas visual:</text:span><text:span text:style-name="T2"/></text:p>
      <text:p text:style-name="P4" loext:marker-style-name="T2"/>
      <text:p text:style-name="P7" loext:marker-style-name="T2"><text:a xlink:type="simple" xlink:href="http://overpass-turbo.eu/s/JRQ" text:style-name="ListLabel_20_20" text:visited-style-name="ListLabel_20_20"><text:span text:style-name="T7">http://overpass-turbo.eu/s/JRQ</text:span></text:a></text:p>
      <text:p text:style-name="P4" loext:marker-style-name="T2"/>
      <text:p text:style-name="P7">[out:json][timeout:900];</text:p>
      <text:p text:style-name="P7">{{geocodeArea:Brasil}}-&gt;.searchArea;</text:p>
      <text:p text:style-name="P7">(</text:p>
      <text:p text:style-name="P7"><text:s text:c="2"/>node["highway"="speed_camera"](area.searchArea);</text:p>
      <text:p text:style-name="P7"><text:s text:c="2"/>way["highway"="speed_camera"](area.searchArea);</text:p>
      <text:p text:style-name="P7"><text:s text:c="2"/>relation["highway"="speed_camera"](area.searchArea);</text:p>
      <text:p text:style-name="P7">);</text:p>
      <text:p text:style-name="P7">out body;</text:p>
      <text:p text:style-name="P7">&gt;;</text:p>
      <text:p text:style-name="P7">out skel qt;</text:p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Marcos quilometricos de SC:</text:span><text:span text:style-name="T2"/></text:p>
      <text:p text:style-name="P7" loext:marker-style-name="T2"><text:span text:style-name="T2">arquivo csv</text:span><text:span text:style-name="T2"/></text:p>
      <text:p text:style-name="P4" loext:marker-style-name="T2"/>
      <text:p text:style-name="P7" loext:marker-style-name="T2"><text:a xlink:type="simple" xlink:href="http://overpass-turbo.eu/s/K4z" text:style-name="ListLabel_20_20" text:visited-style-name="ListLabel_20_20"><text:span text:style-name="T7">http://overpass-turbo.eu/s/K4z</text:span></text:a></text:p>
      <text:p text:style-name="P4" loext:marker-style-name="T2"/>
      <text:p text:style-name="P7">[out:csv(::lon,::lat,"ref","distance","description",::type,::id)][timeout:900];</text:p>
      <text:p text:style-name="P7">{{geocodeArea:Santa Catarina}}-&gt;.searchArea;</text:p>
      <text:p text:style-name="P7">(</text:p>
      <text:p text:style-name="P7"><text:s text:c="2"/>node["highway"="milestone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4" loext:marker-style-name="T2"><text:soft-page-break/></text:p>
      <text:p text:style-name="P4" loext:marker-style-name="T2"/>
      <text:p text:style-name="P7" loext:marker-style-name="T2"><text:span text:style-name="T2">Todas as ruas municipais com largura maior de 12.99m (as estruturais de Jgs tem 13m)/tá pegando as servidões tb:</text:span><text:span text:style-name="T2"/></text:p>
      <text:p text:style-name="P4" loext:marker-style-name="T2"/>
      <text:p text:style-name="P7" loext:marker-style-name="T2"><text:a xlink:type="simple" xlink:href="https://overpass-turbo.eu/s/KQj" text:style-name="ListLabel_20_20" text:visited-style-name="ListLabel_20_20"><text:span text:style-name="T7">https://overpass-turbo.eu/s/KQj</text:span></text:a></text:p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2"/>way["highway"]["width"](if: t["width"] &gt; 12.99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<text:a xlink:type="simple" xlink:href="https://overpass-turbo.eu/s/KQk" text:style-name="ListLabel_20_21" text:visited-style-name="ListLabel_20_21"><text:span text:style-name="T8">https://overpass-turbo.eu/s/KQk</text:span></text:a></text:p>
      <text:p text:style-name="P7"/>
      <text:p text:style-name="P7">[out:csv("name")][timeout:250];</text:p>
      <text:p text:style-name="P7">{{geocodeArea:Jaraguá do Sul}}-&gt;.searchArea;</text:p>
      <text:p text:style-name="P7">(</text:p>
      <text:p text:style-name="P7"><text:s text:c="2"/>way["highway"]["name"]["width"](if: t["width"] &gt; 12.99)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ocura marco km dentro de uma box definida:</text:p>
      <text:p text:style-name="P7"/>
      <text:p text:style-name="P7">https://overpass-turbo.eu/s/KQH</text:p>
      <text:p text:style-name="P7"/>
      <text:p text:style-name="P7"/>
      <text:p text:style-name="P7">[out:json][timeout:900];</text:p>
      <text:p text:style-name="P7">{{geocodeArea:Santa Catarina}}-&gt;.searchArea;</text:p>
      <text:p text:style-name="P7">(</text:p>
      <text:p text:style-name="P7"><text:s text:c="2"/>node["highway"="milestone"]["ref"~"^SC*"](-53.857727,-27.418975,-51.803284,-26.203155);</text:p>
      <text:p text:style-name="P7"><text:s text:c="2"/>node["highway"="milestone"]["description"](-53.857727,-27.418975,-51.803284,-26.203155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<text:soft-page-break/></text:p>
      <text:p text:style-name="P7"/>
      <text:p text:style-name="P7">A box foi definida usando:</text:p>
      <text:p text:style-name="P7"/>
      <text:p text:style-name="P7"><text:a xlink:type="simple" xlink:href="http://lxbarth.com/bbox/" text:style-name="ListLabel_20_21" text:visited-style-name="ListLabel_20_21"><text:span text:style-name="T8">http://lxbarth.com/bbox/</text:span></text:a></text:p>
      <text:p text:style-name="P7"/>
      <text:p text:style-name="P7">Use shift + click e arraste sobre o mapa para ter as coordenadas da box</text:p>
      <text:p text:style-name="P7"/>
      <text:p text:style-name="P7"/>
      <text:p text:style-name="P7"/>
      <text:p text:style-name="P7"/>
      <text:p text:style-name="P7">PAra obter as mesorregiões catarinenses:</text:p>
      <text:p text:style-name="P7"/>
      <text:p text:style-name="P7"><text:a xlink:type="simple" xlink:href="https://overpass-turbo.eu/s/KSe" text:style-name="ListLabel_20_21" text:visited-style-name="ListLabel_20_21"><text:span text:style-name="T8">https://overpass-turbo.eu/s/KSe</text:span></text:a></text:p>
      <text:p text:style-name="P7"/>
      <text:p text:style-name="P7">[out:json][timeout:250];</text:p>
      <text:p text:style-name="P7">{{geocodeArea:Santa Catarina}}-&gt;.searchArea;</text:p>
      <text:p text:style-name="P7">(</text:p>
      <text:p text:style-name="P7"><text:s text:c="2"/>relation["admin_level"="5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ara obter os marcos km dentro de uma mesorregião catarinense:</text:p>
      <text:p text:style-name="P7"/>
      <text:p text:style-name="P7">(mesorregião do oeste catarinense)</text:p>
      <text:p text:style-name="P7">https://overpass-turbo.eu/s/KSi</text:p>
      <text:p text:style-name="P7"/>
      <text:p text:style-name="P7">[out:json][timeout:900];</text:p>
      <text:p text:style-name="P7">{{geocodeArea:mesorregião do oeste catarinense}}-&gt;.searchArea;</text:p>
      <text:p text:style-name="P7">(</text:p>
      <text:p text:style-name="P7"><text:s text:c="2"/>node["highway"="milestone"]["ref"~"^SC*"](area.searchArea);</text:p>
      <text:p text:style-name="P7"><text:s text:c="2"/>node["highway"="milestone"]["description"](area.searchArea);</text:p>
      <text:p text:style-name="P7"/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mesorregião serrana: <text:a xlink:type="simple" xlink:href="https://overpass-turbo.eu/s/KSk" text:style-name="ListLabel_20_21" text:visited-style-name="ListLabel_20_21"><text:span text:style-name="T8">https://overpass-turbo.eu/s/KSk</text:span></text:a></text:p>
      <text:p text:style-name="P7">mesorregião do norte catarinense: <text:s/><text:a xlink:type="simple" xlink:href="https://overpass-turbo.eu/s/KSm" text:style-name="ListLabel_20_21" text:visited-style-name="ListLabel_20_21"><text:span text:style-name="T8">https://overpass-turbo.eu/s/KSm</text:span></text:a></text:p>
      <text:p text:style-name="P7">mesorregião do vale do itajaí: <text:a xlink:type="simple" xlink:href="https://overpass-turbo.eu/s/KSn" text:style-name="ListLabel_20_21" text:visited-style-name="ListLabel_20_21"><text:span text:style-name="T8">https://overpass-turbo.eu/s/KSn</text:span></text:a></text:p>
      <text:p text:style-name="P7"><text:soft-page-break/>mesorregião da grande florianópolis: <text:a xlink:type="simple" xlink:href="https://overpass-turbo.eu/s/KSo" text:style-name="ListLabel_20_21" text:visited-style-name="ListLabel_20_21"><text:span text:style-name="T8">https://overpass-turbo.eu/s/KSo</text:span></text:a></text:p>
      <text:p text:style-name="P7">mesorregião do sul catarinense: <text:a xlink:type="simple" xlink:href="https://overpass-turbo.eu/s/KSp" text:style-name="ListLabel_20_21" text:visited-style-name="ListLabel_20_21"><text:span text:style-name="T8">https://overpass-turbo.eu/s/KSp</text:span></text:a></text:p>
      <text:p text:style-name="P7">mesorregião do oeste catarinense: <text:a xlink:type="simple" xlink:href="https://overpass-turbo.eu/s/KSi" text:style-name="ListLabel_20_21" text:visited-style-name="ListLabel_20_21"><text:span text:style-name="T8">https://overpass-turbo.eu/s/KSi</text:span></text:a></text:p>
      <text:p text:style-name="P7"/>
      <text:p text:style-name="P7"/>
      <text:p text:style-name="P7">Para obter a mesorregião do oeste catarinense, apartir de uma relação:</text:p>
      <text:p text:style-name="P7">Mesorregião do Oeste Catarinense:</text:p>
      <text:p text:style-name="P7"><text:a xlink:type="simple" xlink:href="https://overpass-turbo.eu/s/KSv" text:style-name="ListLabel_20_21" text:visited-style-name="ListLabel_20_21"><text:span text:style-name="T8">https://overpass-turbo.eu/s/KSv</text:span></text:a></text:p>
      <text:p text:style-name="P7">[out:json];relation(4096471);out geom;</text:p>
      <text:p text:style-name="P7"/>
      <text:p text:style-name="P7"/>
      <text:p text:style-name="P7">Mesorregião do Norte Catarinense:</text:p>
      <text:p text:style-name="P7"><text:a xlink:type="simple" xlink:href="https://www.openstreetmap.org/relation/3871700" text:style-name="ListLabel_20_21" text:visited-style-name="ListLabel_20_21"><text:span text:style-name="T8">https://www.openstreetmap.org/relation/3871700</text:span></text:a></text:p>
      <text:p text:style-name="P7">[out:json];relation(3871700);out geom;</text:p>
      <text:p text:style-name="P7"/>
      <text:p text:style-name="P7"/>
      <text:p text:style-name="P7">Mesorregião Serrana:</text:p>
      <text:p text:style-name="P7"><text:a xlink:type="simple" xlink:href="https://www.openstreetmap.org/relation/4097611" text:style-name="ListLabel_20_21" text:visited-style-name="ListLabel_20_21"><text:span text:style-name="T8">https://www.openstreetmap.org/relation/4097611</text:span></text:a></text:p>
      <text:p text:style-name="P7">[out:json];relation(4097611);out geom;</text:p>
      <text:p text:style-name="P7"/>
      <text:p text:style-name="P7"/>
      <text:p text:style-name="P7">Mesorregião do Sul Catarinense:</text:p>
      <text:p text:style-name="P7"><text:a xlink:type="simple" xlink:href="https://www.openstreetmap.org/relation/4097613" text:style-name="ListLabel_20_21" text:visited-style-name="ListLabel_20_21"><text:span text:style-name="T8">https://www.openstreetmap.org/relation/4097613</text:span></text:a></text:p>
      <text:p text:style-name="P7">[out:json];relation(4097613);out geom;</text:p>
      <text:p text:style-name="P7"/>
      <text:p text:style-name="P7"/>
      <text:p text:style-name="P7">Mesorregião da Grande Florianópolis:</text:p>
      <text:p text:style-name="P7"><text:a xlink:type="simple" xlink:href="https://www.openstreetmap.org/relation/4097612" text:style-name="ListLabel_20_21" text:visited-style-name="ListLabel_20_21"><text:span text:style-name="T8">https://www.openstreetmap.org/relation/4097612</text:span></text:a></text:p>
      <text:p text:style-name="P7">[out:json];relation(4097612);out geom;</text:p>
      <text:p text:style-name="P7"/>
      <text:p text:style-name="P7"/>
      <text:p text:style-name="P7">Mesorregião do Vale do Itajaí:</text:p>
      <text:p text:style-name="P7"><text:a xlink:type="simple" xlink:href="https://www.openstreetmap.org/relation/4097614" text:style-name="ListLabel_20_21" text:visited-style-name="ListLabel_20_21"><text:span text:style-name="T8">https://www.openstreetmap.org/relation/4097614</text:span></text:a></text:p>
      <text:p text:style-name="P7">[out:json];relation(4097614);out geom;</text:p>
      <text:p text:style-name="P7"/>
      <text:p text:style-name="P7"/>
      <text:p text:style-name="P7"><draw:rect text:anchor-type="as-char" style:rel-width="100%" draw:z-index="7" draw:style-name="gr1" draw:text-style-name="P22" svg:width="17.001cm" svg:height="0.054cm"><text:p/></draw:rect></text:p>
      <text:p text:style-name="P7"/>
      <text:p text:style-name="P7"/>
      <text:p text:style-name="P7">Obtém todos os objetos que possuem addr:city mas o nome é diferente de “Jaraguá do Sul”: (serve para verificar erros de grafia)</text:p>
      <text:p text:style-name="P7"/>
      <text:p text:style-name="P7"><text:a xlink:type="simple" xlink:href="http://overpass-turbo.eu/s/KWT" text:style-name="ListLabel_20_21" text:visited-style-name="ListLabel_20_21"><text:span text:style-name="T8">http://overpass-turbo.eu/s/KWT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node["addr:city"]["addr:city"!~"Jaraguá do Sul"](area.searchArea);</text:p>
      <text:p text:style-name="P7"><text:s text:c="2"/>way["addr:city"]["addr:city"!~"Jaraguá do Sul"](area.searchArea);</text:p>
      <text:p text:style-name="P7"><text:s text:c="2"/>relation["addr:city"]["addr:city"!~"Jaraguá do Sul"](area.searchArea);</text:p>
      <text:p text:style-name="P7">);</text:p>
      <text:p text:style-name="P7"><text:soft-page-break/>out body;</text:p>
      <text:p text:style-name="P7">&gt;;</text:p>
      <text:p text:style-name="P7">out skel qt;</text:p>
      <text:p text:style-name="P7"/>
      <text:p text:style-name="P7"/>
      <text:p text:style-name="P7"><draw:rect text:anchor-type="as-char" style:rel-width="100%" draw:z-index="8" draw:style-name="gr1" draw:text-style-name="P22" svg:width="17.001cm" svg:height="0.054cm"><text:p/></draw:rect></text:p>
      <text:p text:style-name="P7"/>
      <text:p text:style-name="P7"/>
      <text:p text:style-name="P7">Obtém todos os objetos que possuem addr:suburb mas o nome do bairro está cadastrado errado dentro do limite administrativo bairro: (serve para verificar erros de grafia ou objetos cadastrados em bairros errados):</text:p>
      <text:p text:style-name="P7"/>
      <text:p text:style-name="P7"><text:a xlink:type="simple" xlink:href="http://overpass-turbo.eu/s/KWU" text:style-name="ListLabel_20_21" text:visited-style-name="ListLabel_20_21"><text:span text:style-name="T8">http://overpass-turbo.eu/s/KWU</text:span></text:a></text:p>
      <text:p text:style-name="P7"/>
      <text:p text:style-name="P7">[out:json][timeout:250];</text:p>
      <text:p text:style-name="P7">{{geocodeArea:Barra do Rio Cerro,Jaraguá do Sul}}-&gt;.searchArea;</text:p>
      <text:p text:style-name="P7">(</text:p>
      <text:p text:style-name="P7"><text:s text:c="2"/>node["addr:suburb"]["addr:suburb"!~"Barra do Rio Cerro"](area.searchArea);</text:p>
      <text:p text:style-name="P7"><text:s text:c="2"/>way["addr:suburb"]["addr:suburb"!~"Barra do Rio Cerro"](area.searchArea);</text:p>
      <text:p text:style-name="P7"><text:s text:c="2"/>relation["addr:suburb"]["addr:suburb"!~"Barra do Rio Cerro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<draw:rect text:anchor-type="as-char" style:rel-width="100%" draw:z-index="9" draw:style-name="gr1" draw:text-style-name="P22" svg:width="17.001cm" svg:height="0.054cm"><text:p/></draw:rect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edágios no Estado de São Paulo:</text:p>
      <text:p text:style-name="P7">(Nominatim mudou a indexação, chamando primeiro a cidade de São Paulo. A consulta abaixo está chamando apenas a cidade de SP)</text:p>
      <text:p text:style-name="P7"/>
      <text:p text:style-name="P7"><text:a xlink:type="simple" xlink:href="http://overpass-turbo.eu/s/M0K" text:style-name="ListLabel_20_21" text:visited-style-name="ListLabel_20_21"><text:span text:style-name="T8">http://overpass-turbo.eu/s/M0K</text:span></text:a></text:p>
      <text:p text:style-name="P7"/>
      <text:p text:style-name="P7"/>
      <text:p text:style-name="P7">[out:json][timeout:900];</text:p>
      <text:p text:style-name="P7">{{geocodeArea:São Paulo,Brasil}}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Assim, a consulta de pedágios foi refeita alterando o geocode e forçando achar o estado de SP através do admin_level=4:</text:p>
      <text:p text:style-name="P7"/>
      <text:p text:style-name="P7"><text:a xlink:type="simple" xlink:href="http://overpass-turbo.eu/s/Md5" text:style-name="ListLabel_20_21" text:visited-style-name="ListLabel_20_21"><text:span text:style-name="T8">http://overpass-turbo.eu/s/Md5</text:span></text:a></text:p>
      <text:p text:style-name="P7"/>
      <text:p text:style-name="P7">[out:json][timeout:900];</text:p>
      <text:p text:style-name="P7">( area[name="São Paulo"][admin_level=4]; )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Ficou fácil para achar outros estados como Rio de Janeiro:</text:p>
      <text:p text:style-name="P7"/>
      <text:p text:style-name="P7"><text:a xlink:type="simple" xlink:href="http://overpass-turbo.eu/s/Md6" text:style-name="ListLabel_20_21" text:visited-style-name="ListLabel_20_21"><text:span text:style-name="T8">http://overpass-turbo.eu/s/Md6</text:span></text:a></text:p>
      <text:p text:style-name="P7"/>
      <text:p text:style-name="P7">[out:json][timeout:900];</text:p>
      <text:p text:style-name="P7">( area[name="Rio de Janeiro"][admin_level=4]; )-&gt;.searchArea;</text:p>
      <text:p text:style-name="P7">(</text:p>
      <text:p text:style-name="P7"><text:s text:c="2"/>node["barrier"="toll_booth"]["charge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estes:</text:p>
      <text:p text:style-name="P7"/>
      <text:p text:style-name="P7"/>
      <text:p text:style-name="P7">[out:json][timeout:900];</text:p>
      <text:p text:style-name="P7">( area[name="São Paulo"][admin_level=4]; )-&gt;.searchArea;</text:p>
      <text:p text:style-name="P7">(</text:p>
      <text:p text:style-name="P7"><text:s text:c="2"/>way["building"="roof"]["layer"="1"]["name"~"^Pedágio*"](area.searchArea);</text:p>
      <text:p text:style-name="P7">);</text:p>
      <text:p text:style-name="P7">out body;</text:p>
      <text:p text:style-name="P7">&gt;;</text:p>
      <text:p text:style-name="P7">out;</text:p>
      <text:p text:style-name="P7"/>
      <text:p text:style-name="P7"/>
      <text:p text:style-name="P7">[out:csv("name",::id)][timeout:900];</text:p>
      <text:p text:style-name="P7">( area[name="São Paulo"][admin_level=4]; )-&gt;.searchArea;</text:p>
      <text:p text:style-name="P7">(</text:p>
      <text:p text:style-name="P7"><text:s text:c="2"/>way["building"="roof"]["layer"="1"]["name"~"^Pedágio*"](area.searchArea);</text:p>
      <text:p text:style-name="P7">);</text:p>
      <text:p text:style-name="P7">out body;</text:p>
      <text:p text:style-name="P7">&gt;;</text:p>
      <text:p text:style-name="P7">out;</text:p>
      <text:p text:style-name="P7"/>
      <text:p text:style-name="P7"/>
      <text:p text:style-name="P7">PEsquisa das vias de mãos únicas de Jaraguá:</text:p>
      <text:p text:style-name="P7">(exclui algumas vias da pesquisa)</text:p>
      <text:p text:style-name="P7"/>
      <text:p text:style-name="P7">https://overpass-turbo.eu/s/Mtr</text:p>
      <text:p text:style-name="P7"/>
      <text:p text:style-name="P7"/>
      <text:p text:style-name="P7">[out:json][timeout:100];</text:p>
      <text:p text:style-name="P7">{{geocodeArea:Jaraguá do Sul}}-&gt;.searchArea;</text:p>
      <text:p text:style-name="P7">// gather results</text:p>
      <text:p text:style-name="P7">(</text:p>
      <text:p text:style-name="P7"><text:s text:c="2"/>way["oneway"="yes"]["highway"!~"^(construction|cycleway|footway|path|proposed|service|track)$"]</text:p>
      <text:p text:style-name="P7">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squisa todas as vias com nome “Servidão” e mostra a largura da via e se tem sidewalk cadastrado:</text:p>
      <text:p text:style-name="P7"><text:soft-page-break/></text:p>
      <text:p text:style-name="P7"><text:a xlink:type="simple" xlink:href="http://overpass-turbo.eu/s/OeY" text:style-name="ListLabel_20_21" text:visited-style-name="ListLabel_20_21"><text:span text:style-name="T8">http://overpass-turbo.eu/s/OeY</text:span></text:a></text:p>
      <text:p text:style-name="P7"/>
      <text:p text:style-name="P7"/>
      <text:p text:style-name="P7">[out:csv("name","width","sidewalk",::id)][timeout:900];</text:p>
      <text:p text:style-name="P7">{{geocodeArea:jaraguá do sul}}-&gt;.searchArea;</text:p>
      <text:p text:style-name="P7">(</text:p>
      <text:p text:style-name="P7">way["name"~"^Servidão*"](area.searchArea);</text:p>
      <text:p text:style-name="P7"><text:s text:c="2"/>);</text:p>
      <text:p text:style-name="P7">out meta;</text:p>
      <text:p text:style-name="P7">&gt;;</text:p>
      <text:p text:style-name="P7">out meta qt;</text:p>
      <text:p text:style-name="P7"/>
      <text:p text:style-name="P7">---------------------------------------------------------------------------------------</text:p>
      <text:p text:style-name="P7"/>
      <text:p text:style-name="P7">vias sem sidewalk:width</text:p>
      <text:p text:style-name="P7"><text:a xlink:type="simple" xlink:href="https://overpass-turbo.eu/s/Ofa" text:style-name="ListLabel_20_21" text:visited-style-name="ListLabel_20_21"><text:span text:style-name="T8">https://overpass-turbo.eu/s/Ofa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 text:c="2"/>[!"sidewalk:width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-----------------------------------------------------------------------------------</text:p>
      <text:p text:style-name="P7">vias sem sidewalk</text:p>
      <text:p text:style-name="P7"><text:a xlink:type="simple" xlink:href="https://overpass-turbo.eu/s/Ofc" text:style-name="ListLabel_20_21" text:visited-style-name="ListLabel_20_21"><text:span text:style-name="T8">https://overpass-turbo.eu/s/Ofc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highway"]["highway"!~"^(construction|cycleway|footway|path|proposed|service|track)$"]</text:p>
      <text:p text:style-name="P7"><text:s text:c="2"/>[!"sidewalk"]</text:p>
      <text:p text:style-name="P7"><text:s text:c="2"/>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Pedágios de um estado, sem a tag Direction:</text:p>
      <text:p text:style-name="P7"/>
      <text:p text:style-name="P7">https://overpass-turbo.eu/s/Ryb</text:p>
      <text:p text:style-name="P7"/>
      <text:p text:style-name="P7"/>
      <text:p text:style-name="P7"><text:soft-page-break/>[out:json][timeout:250];</text:p>
      <text:p text:style-name="P7">{{geocodeArea:Paraná}}-&gt;.searchArea;</text:p>
      <text:p text:style-name="P7">(</text:p>
      <text:p text:style-name="P7"><text:s text:c="3"/>node["barrier"="toll_booth"][!"direction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>Pesquisar pedágios de um estado, sem a tag direction:</text:p>
      <text:p text:style-name="P7"><text:a xlink:type="simple" xlink:href="http://overpass-turbo.eu/s/Ryh" text:style-name="ListLabel_20_21" text:visited-style-name="ListLabel_20_21"><text:span text:style-name="T8">http://overpass-turbo.eu/s/Ryh</text:span></text:a></text:p>
      <text:p text:style-name="P7"/>
      <text:p text:style-name="P7">[out:json][timeout:900];</text:p>
      <text:p text:style-name="P7">( area[name="São Paulo"][admin_level=4]; )-&gt;.searchArea;</text:p>
      <text:p text:style-name="P7">(</text:p>
      <text:p text:style-name="P7"><text:s text:c="2"/>node["barrier"="toll_booth"]["charge"][!"direction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>Pedágios do Brasil sem direction:</text:p>
      <text:p text:style-name="P7"/>
      <text:p text:style-name="P7"><text:a xlink:type="simple" xlink:href="http://overpass-turbo.eu/s/Ryi" text:style-name="ListLabel_20_21" text:visited-style-name="ListLabel_20_21"><text:span text:style-name="T8">http://overpass-turbo.eu/s/Ryi</text:span></text:a></text:p>
      <text:p text:style-name="P7"/>
      <text:p text:style-name="P7">[out:json][timeout:900];</text:p>
      <text:p text:style-name="P7">( area[name="Brasil"][admin_level=2]; )-&gt;.searchArea;</text:p>
      <text:p text:style-name="P7">(</text:p>
      <text:p text:style-name="P7"><text:s text:c="2"/>node["barrier"="toll_booth"]["charge"][!"direction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>xxxxxxxxxxxxxxxxxxxxxxxxxxxxxxxxxxxxxxxxxxxxxxxxxxxxxxxxxxxxxxxxxxxxxxx</text:p>
      <text:p text:style-name="P7"/>
      <text:p text:style-name="P7">Pedágios do Brasil, sem a tag direction, em vias de mão única:</text:p>
      <text:p text:style-name="P7"/>
      <text:p text:style-name="P7"><text:a xlink:type="simple" xlink:href="https://overpass-turbo.eu/s/RH9" text:style-name="ListLabel_20_21" text:visited-style-name="ListLabel_20_21"><text:span text:style-name="T8">https://overpass-turbo.eu/s/RH9</text:span></text:a></text:p>
      <text:p text:style-name="P7"/>
      <text:p text:style-name="P7">area[name="Brasil"]-&gt;.a;</text:p>
      <text:p text:style-name="P7">node["barrier"="toll_booth"][!"direction"](area.a);</text:p>
      <text:p text:style-name="P7" loext:marker-style-name="T17">way(bn)["highway"]<text:span text:style-name="T17">["oneway"="yes"];</text:span><text:span text:style-name="T17"/></text:p>
      <text:p text:style-name="P7">node(w)["barrier"="toll_booth"][!"direction"];</text:p>
      <text:p text:style-name="P7">out skel;</text:p>
      <text:p text:style-name="P7"/>
      <text:p text:style-name="P7">xxxxxxxxxxxxxxxxxxxxxxxxxxxxxxxxxxxxxxxxxxxxxxxxxxxxxxxxxxxxxxxxxxxxx</text:p>
      <text:p text:style-name="P7"/>
      <text:p text:style-name="P7">Pedágios do Brasil, sem a tag direction, em vias de mão dupla:</text:p>
      <text:p text:style-name="P7"><text:soft-page-break/>(sem a tag oneway, mas também não pega as tag oneway=no)</text:p>
      <text:p text:style-name="P7"/>
      <text:p text:style-name="P7"><text:a xlink:type="simple" xlink:href="https://overpass-turbo.eu/s/RHc" text:style-name="ListLabel_20_21" text:visited-style-name="ListLabel_20_21"><text:span text:style-name="T8">https://overpass-turbo.eu/s/RHc</text:span></text:a></text:p>
      <text:p text:style-name="P7"/>
      <text:p text:style-name="P7">area[name="Brasil"]-&gt;.a;</text:p>
      <text:p text:style-name="P7">node["barrier"="toll_booth"][!"direction"](area.a);</text:p>
      <text:p text:style-name="P7" loext:marker-style-name="T17">way(bn)["highway"]<text:span text:style-name="T17">[!"oneway"];</text:span><text:span text:style-name="T17"/></text:p>
      <text:p text:style-name="P7">node(w)["barrier"="toll_booth"][!"direction"];</text:p>
      <text:p text:style-name="P7">out skel;</text:p>
      <text:p text:style-name="P7"/>
      <text:p text:style-name="P7">Precisa fazer um k-v pra tirar as oneway=yes de todas as outras vias (oneway=*) ou incluir (oneway=no) para pesquisar</text:p>
      <text:p text:style-name="P7"/>
      <text:p text:style-name="P7"/>
      <text:p text:style-name="P7">xxxxxxxxxxxxxxxxxxxxxxxxxxxxxxxxxxxxxxxxxxxxxxxxxxxxxxxxxxxxxxxxxxxxx</text:p>
      <text:p text:style-name="P7"/>
      <text:p text:style-name="P7"/>
      <text:p text:style-name="P7"/>
      <text:p text:style-name="P7"/>
      <text:p text:style-name="P7"/>
      <text:p text:style-name="P7"/>
      <text:p text:style-name="P7">Pedágios do Brasil, que tem um telhado (building=roof) no entorno de 30m:</text:p>
      <text:p text:style-name="P7"/>
      <text:p text:style-name="P7"><text:a xlink:type="simple" xlink:href="http://overpass-turbo.eu/s/110X" text:style-name="ListLabel_20_21" text:visited-style-name="ListLabel_20_21"><text:span text:style-name="T8">http://overpass-turbo.eu/s/110X</text:span></text:a></text:p>
      <text:p text:style-name="P7"/>
      <text:p text:style-name="P7"/>
      <text:p text:style-name="P7">[out:json][timeout:900];</text:p>
      <text:p text:style-name="P7">{{geocodeArea:Brasil}}-&gt;.searchArea;</text:p>
      <text:p text:style-name="P7"/>
      <text:p text:style-name="P7">// localiza os pontos de pedagios</text:p>
      <text:p text:style-name="P7">(</text:p>
      <text:p text:style-name="P7"><text:s text:c="2"/>node[barrier=toll_booth][charge](area.searchArea);</text:p>
      <text:p text:style-name="P7">)-&gt;.pedag;</text:p>
      <text:p text:style-name="P7"/>
      <text:p text:style-name="P7">// localiza os telhados proximos 30m de pontos de pedagios</text:p>
      <text:p text:style-name="P7">(</text:p>
      <text:p text:style-name="P7"><text:s text:c="2"/>node[building=roof](around.pedag:30);</text:p>
      <text:p text:style-name="P7"><text:s text:c="2"/>way[building=roof](around.pedag:30);</text:p>
      <text:p text:style-name="P7">);</text:p>
      <text:p text:style-name="P7"/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>xxxxxxxxxxxxxxxxxxxxxxxxxxxxxxxxxxxxxxxxxxxxxxxxxxxxxxxxxxxxxxxxxxxxx</text:p>
      <text:p text:style-name="P7"/>
      <text:p text:style-name="P7">´pontos de pedágios do brasil:</text:p>
      <text:p text:style-name="P7"/>
      <text:p text:style-name="P7"><text:a xlink:type="simple" xlink:href="http://overpass-turbo.eu/s/110Y" text:style-name="ListLabel_20_21" text:visited-style-name="ListLabel_20_21"><text:span text:style-name="T8">http://overpass-turbo.eu/s/110Y</text:span></text:a></text:p>
      <text:p text:style-name="P7"/>
      <text:p text:style-name="P7"><text:soft-page-break/>[out:json][timeout:900];</text:p>
      <text:p text:style-name="P7">{{geocodeArea:Brasil}}-&gt;.searchArea;</text:p>
      <text:p text:style-name="P7"/>
      <text:p text:style-name="P7">// localiza os pontos de pedagios</text:p>
      <text:p text:style-name="P7">(</text:p>
      <text:p text:style-name="P7"><text:s text:c="2"/>node[barrier=toll_booth][charge](area.searchArea);</text:p>
      <text:p text:style-name="P7">);</text:p>
      <text:p text:style-name="P7"/>
      <text:p text:style-name="P7">out body;</text:p>
      <text:p text:style-name="P7">&gt;;</text:p>
      <text:p text:style-name="P7">out skel qt;</text:p>
      <text:p text:style-name="P7"/>
      <text:p text:style-name="P7"/>
      <text:p text:style-name="P7">xxxxxxxxxxxxxxxxxxxxxxxxxxxxxxxxxxxxxxxxxxxxxxxxxxxxxxxx</text:p>
      <text:p text:style-name="P7"/>
      <text:p text:style-name="P7"/>
      <text:p text:style-name="P7"/>
      <text:p text:style-name="P7"/>
      <text:p text:style-name="P7"/>
      <text:p text:style-name="P7">** Ruas residenciais e coletoras que não tem a superfície de asfalto:</text:p>
      <text:p text:style-name="P7"><text:a xlink:type="simple" xlink:href="https://overpass-turbo.eu/s/1ouO" text:style-name="ListLabel_20_21" text:visited-style-name="ListLabel_20_21"><text:span text:style-name="T8">https://overpass-turbo.eu/s/1ouO</text:span></text:a></text:p>
      <text:p text:style-name="P7"/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way["highway"="residential"]["surface"!~"asphalt"](area.searchArea);</text:p>
      <text:p text:style-name="P7">way["highway"="tertiary"]["surface"!~"asphalt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>*** Listagem das estradas rurais principais (tertiary, secondary e primary) e das estradas rurais secundárias (unclassifield), classificadas conforme Plano Diretor:</text:p>
      <text:p text:style-name="P7"/>
      <text:p text:style-name="P7"><text:a xlink:type="simple" xlink:href="https://overpass-turbo.eu/s/1qUt" text:style-name="ListLabel_20_21" text:visited-style-name="ListLabel_20_21"><text:span text:style-name="T8">https://overpass-turbo.eu/s/1qUt</text:span></text:a></text:p>
      <text:p text:style-name="P7"/>
      <text:p text:style-name="P7">[out:csv(name,alt_name,highway,surface,width,"sidewalk:width",::id)];</text:p>
      <text:p text:style-name="P7">{{geocodeArea:Jaraguá do Sul}}-&gt;.searchArea;</text:p>
      <text:p text:style-name="P7">(</text:p>
      <text:p text:style-name="P7"><text:s text:c="2"/>way["name"~"^JGS*"](area.searchArea);</text:p>
      <text:p text:style-name="P7"><text:s text:c="2"/>way["alt_name"~"^JGS*"](area.searchArea);</text:p>
      <text:p text:style-name="P7"><text:s/>);</text:p>
      <text:p text:style-name="P7">out meta;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*** Mapas das Ruas de Jaraguá do Sul, conforme a pavimentação:</text:p>
      <text:p text:style-name="P7"/>
      <text:p text:style-name="P7"><text:a xlink:type="simple" xlink:href="https://overpass-turbo.eu/s/1qUj" text:style-name="ListLabel_20_21" text:visited-style-name="ListLabel_20_21"><text:span text:style-name="T8">https://overpass-turbo.eu/s/1qUj</text:span></text:a></text:p>
      <text:p text:style-name="P7"/>
      <text:p text:style-name="P7">[out:json][timeout:250];</text:p>
      <text:p text:style-name="P7">{{geocodeArea:jaraguá do sul}}-&gt;.searchArea;</text:p>
      <text:p text:style-name="P7">(</text:p>
      <text:p text:style-name="P7"><text:s text:c="2"/>way["name"~"^Rua*"]["surface"](area.searchArea);</text:p>
      <text:p text:style-name="P7"><text:s text:c="2"/>way["alt_name"~"^Rua*"]["surface"](area.searchArea);</text:p>
      <text:p text:style-name="P7"><text:s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asphalt]{</text:p>
      <text:p text:style-name="P7"><text:s text:c="2"/>color:black;</text:p>
      <text:p text:style-name="P7">} </text:p>
      <text:p text:style-name="P7">way[surface=sett]{</text:p>
      <text:p text:style-name="P7"><text:s text:c="2"/>color:green;</text:p>
      <text:p text:style-name="P7">}</text:p>
      <text:p text:style-name="P7">way[surface=paving_stones]{</text:p>
      <text:p text:style-name="P7"><text:s text:c="2"/>color:red;</text:p>
      <text:p text:style-name="P7">}</text:p>
      <text:p text:style-name="P7">way[surface=compacted]{</text:p>
      <text:p text:style-name="P7"><text:s text:c="2"/>color:brown;</text:p>
      <text:p text:style-name="P7">} <text:s/></text:p>
      <text:p text:style-name="P7">way[surface=concrete]{</text:p>
      <text:p text:style-name="P7"><text:s text:c="2"/>color:blue;</text:p>
      <text:p text:style-name="P7">}</text:p>
      <text:p text:style-name="P7">way[surface=paved]{</text:p>
      <text:p text:style-name="P7"><text:s text:c="2"/>color:magenta;</text:p>
      <text:p text:style-name="P7">} </text:p>
      <text:p text:style-name="P7">way[surface=unpaved]{</text:p>
      <text:p text:style-name="P7"><text:soft-page-break/><text:s text:c="2"/>color:yellow;</text:p>
      <text:p text:style-name="P7">}</text:p>
      <text:p text:style-name="P7">}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 loext:marker-style-name="T14"><text:span text:style-name="T14">*** consulta </text:span><text:span text:style-name="T16">overpass</text:span><text:span text:style-name="T14"> excelente, para checar check_date por ano de cadastro e com cores, dentro de uma box:</text:span></text:p>
      <text:p text:style-name="P20" loext:marker-style-name="T18"><text:a xlink:type="simple" xlink:href="https://overpass-turbo.eu/s/1l1x" text:style-name="ListLabel_20_22" text:visited-style-name="ListLabel_20_22"><text:span text:style-name="T18">https://overpass-turbo.eu/s/1l1x</text:span></text:a></text:p>
      <text:p text:style-name="P7"/>
      <text:p text:style-name="P7"/>
      <text:p text:style-name="P7">[out:json][timeout:25];</text:p>
      <text:p text:style-name="P7">nwr({{bbox}})[check_date]-&gt;.temp;</text:p>
      <text:p text:style-name="P7">.temp out body;</text:p>
      <text:p text:style-name="P7">.temp &gt;;</text:p>
      <text:p text:style-name="P7">out skel; <text:s text:c="14"/></text:p>
      <text:p text:style-name="P7"/>
      <text:p text:style-name="P7"/>
      <text:p text:style-name="P7">node.temp;</text:p>
      <text:p text:style-name="P7">convert node</text:p>
      <text:p text:style-name="P7"><text:s text:c="2"/>::id=id(), </text:p>
      <text:p text:style-name="P7"><text:s text:c="2"/>older0=date(t["check_date"])&lt;date("{{date}}"), <text:s text:c="36"/></text:p>
      <text:p text:style-name="P7"><text:s text:c="2"/>older365=date(t["check_date"])&lt;date("{{date:365days}}"),</text:p>
      <text:p text:style-name="P7"><text:s text:c="2"/>older2y=date(t["check_date"])&lt;date("{{date:2years}}"),</text:p>
      <text:p text:style-name="P7"><text:s text:c="2"/>older4y=date(t["check_date"])&lt;date("{{date:4years}}")</text:p>
      <text:p text:style-name="P7">;</text:p>
      <text:p text:style-name="P7">out;</text:p>
      <text:p text:style-name="P7"/>
      <text:p text:style-name="P7">way.temp;</text:p>
      <text:p text:style-name="P7">convert way</text:p>
      <text:p text:style-name="P7"><text:s text:c="2"/>::id=id(),</text:p>
      <text:p text:style-name="P7"><text:s text:c="2"/>older0=date(t["check_date"])&lt;date("{{date}}"), <text:s text:c="36"/></text:p>
      <text:p text:style-name="P7"><text:s text:c="2"/>older365=date(t["check_date"])&lt;date("{{date:365days}}"),</text:p>
      <text:p text:style-name="P7"><text:s text:c="2"/>older2y=date(t["check_date"])&lt;date("{{date:2years}}"),</text:p>
      <text:p text:style-name="P7"><text:s text:c="2"/>older4y=date(t["check_date"])&lt;date("{{date:4years}}")</text:p>
      <text:p text:style-name="P7">;</text:p>
      <text:p text:style-name="P7">out;</text:p>
      <text:p text:style-name="P7"/>
      <text:p text:style-name="P7"/>
      <text:p text:style-name="P7">rel.temp;</text:p>
      <text:p text:style-name="P7">convert relation</text:p>
      <text:p text:style-name="P7"><text:s text:c="2"/>::id=id(), </text:p>
      <text:p text:style-name="P7"><text:soft-page-break/><text:s text:c="2"/>older0=date(t["check_date"])&lt;date("{{date}}"), <text:s text:c="36"/></text:p>
      <text:p text:style-name="P7"><text:s text:c="2"/>older365=date(t["check_date"])&lt;date("{{date:365days}}"),</text:p>
      <text:p text:style-name="P7"><text:s text:c="2"/>older2y=date(t["check_date"])&lt;date("{{date:2years}}"),</text:p>
      <text:p text:style-name="P7"><text:s text:c="2"/>older4y=date(t["check_date"])&lt;date("{{date:4years}}")</text:p>
      <text:p text:style-name="P7">; <text:s text:c="13"/></text:p>
      <text:p text:style-name="P7">out; <text:s text:c="36"/></text:p>
      <text:p text:style-name="P7"/>
      <text:p text:style-name="P7"/>
      <text:p text:style-name="P7">{{style:</text:p>
      <text:p text:style-name="P7"/>
      <text:p text:style-name="P7">node,way{</text:p>
      <text:p text:style-name="P7"><text:s text:c="2"/>width:0;</text:p>
      <text:p text:style-name="P7"><text:s text:c="2"/>fill-opacity:0;</text:p>
      <text:p text:style-name="P7"><text:s text:c="2"/>}</text:p>
      <text:p text:style-name="P7"><text:s text:c="7"/></text:p>
      <text:p text:style-name="P7">node[check_date], way[check_date], relation[check_date] way {</text:p>
      <text:p text:style-name="P7"><text:s text:c="2"/>color: blue;</text:p>
      <text:p text:style-name="P7"><text:s text:c="2"/>width: 10;</text:p>
      <text:p text:style-name="P7"><text:s text:c="2"/>}</text:p>
      <text:p text:style-name="P7"><text:s text:c="8"/></text:p>
      <text:p text:style-name="P7">node[older0=1],way[older0=1], relation[older0=1] way{</text:p>
      <text:p text:style-name="P7"><text:s text:c="2"/>color: green;</text:p>
      <text:p text:style-name="P7"><text:s text:c="2"/>}</text:p>
      <text:p text:style-name="P7"><text:s text:c="8"/></text:p>
      <text:p text:style-name="P7">node[older365=1],way[older365=1], relation[older365=1] way{</text:p>
      <text:p text:style-name="P7"><text:s text:c="2"/>color: yellow;</text:p>
      <text:p text:style-name="P7"><text:s text:c="2"/>}</text:p>
      <text:p text:style-name="P7"/>
      <text:p text:style-name="P7">node[older2y=1],way[older2y=1], relation[older2y=1] way{</text:p>
      <text:p text:style-name="P7"><text:s text:c="2"/>color: orange;</text:p>
      <text:p text:style-name="P7"><text:s text:c="2"/>}</text:p>
      <text:p text:style-name="P7"/>
      <text:p text:style-name="P7">node[older4y=1],way[older4y=1], relation[older4y=1] way{</text:p>
      <text:p text:style-name="P7"><text:s text:c="2"/>color: red;</text:p>
      <text:p text:style-name="P7"><text:s text:c="2"/>}</text:p>
      <text:p text:style-name="P7"/>
      <text:p text:style-name="P7"/>
      <text:p text:style-name="P7">}}</text:p>
      <text:p text:style-name="P7"/>
      <text:p text:style-name="P7"/>
      <text:p text:style-name="P7"/>
      <text:p text:style-name="P7">*** Vias sem pavimentação em jgs:</text:p>
      <text:p text:style-name="P7"/>
      <text:p text:style-name="P7"><text:span text:style-name="T15"><text:s/></text:span><text:a xlink:type="simple" xlink:href="https://overpass-turbo.eu/s/1sI9" text:style-name="ListLabel_20_23" text:visited-style-name="ListLabel_20_23"><text:span text:style-name="T9">https://overpass-turbo.eu/s/1sI9﻿</text:span></text:a></text:p>
      <text:p text:style-name="P7"/>
      <text:p text:style-name="P7"><text:a xlink:type="simple" xlink:href="https://overpass-turbo.eu/s/1sIb" text:style-name="ListLabel_20_24" text:visited-style-name="ListLabel_20_24"><text:span text:style-name="T10">https://overpass-turbo.eu/s/1sIb﻿</text:span></text:a></text:p>
      <text:p text:style-name="P7"/>
      <text:p text:style-name="P7"/>
      <text:p text:style-name="P7"/>
      <text:p text:style-name="P7"/>
      <text:p text:style-name="P7">*** Vias sem asfalto:</text:p>
      <text:p text:style-name="P7"/>
      <text:p text:style-name="P7"><text:soft-page-break/>[out:json][timeout:250];</text:p>
      <text:p text:style-name="P7">{{geocodeArea:Jaraguá do Sul}}-&gt;.searchArea;</text:p>
      <text:p text:style-name="P7">(</text:p>
      <text:p text:style-name="P7">way["highway"="residential"]["surface"!~"asphalt"](area.searchArea);</text:p>
      <text:p text:style-name="P7">way["highway"="tertiary"]["surface"!~"asphalt"](area.searchArea);</text:p>
      <text:p text:style-name="P7">);</text:p>
      <text:p text:style-name="P7">out body;</text:p>
      <text:p text:style-name="P7">&gt;;</text:p>
      <text:p text:style-name="P7">out skel qt;</text:p>
      <text:p text:style-name="P7"/>
      <text:p text:style-name="P7"/>
      <text:p text:style-name="P7"/>
      <text:p text:style-name="P7"/>
      <text:p text:style-name="P7"/>
      <text:p text:style-name="P7">[out:json][timeout:125];</text:p>
      <text:p text:style-name="P7">{{geocodeArea:jaraguá do sul}}-&gt;.searchArea;</text:p>
      <text:p text:style-name="P7">(</text:p>
      <text:p text:style-name="P7"><text:s text:c="3"/>way["highway"]["highway"!~"^(living_street|construction|cycleway|footway|path|proposed|service|track)$"]["surface"="compacted"](area.searchArea);</text:p>
      <text:p text:style-name="P7"><text:s text:c="3"/>way["highway"]["highway"!~"^(living_street|construction|cycleway|footway|path|proposed|service|track)$"]["surface"="unpaved"](area.searchArea);</text:p>
      <text:p text:style-name="P7"><text:s text:c="2"/>);</text:p>
      <text:p text:style-name="P7">out body;</text:p>
      <text:p text:style-name="P7">&gt;;</text:p>
      <text:p text:style-name="P7">out skel qt;</text:p>
      <text:p text:style-name="P7"/>
      <text:p text:style-name="P7">{{style:</text:p>
      <text:p text:style-name="P7">way[surface=compacted]{</text:p>
      <text:p text:style-name="P7"><text:s text:c="2"/>color:red;</text:p>
      <text:p text:style-name="P7">} </text:p>
      <text:p text:style-name="P7">way[surface=unpaved]{</text:p>
      <text:p text:style-name="P7"><text:s text:c="2"/>color:red;</text:p>
      <text:p text:style-name="P7">}</text:p>
      <text:p text:style-name="P7">}}</text:p>
      <text:p text:style-name="P7"/>
      <text:p text:style-name="P7"/>
      <text:p text:style-name="P7">** vias com tag “paved”:</text:p>
      <text:p text:style-name="P7"/>
      <text:p text:style-name="P7"><text:a xlink:type="simple" xlink:href="https://overpass-turbo.eu/s/1uyN" text:style-name="ListLabel_20_21" text:visited-style-name="ListLabel_20_21"><text:span text:style-name="T8">https://overpass-turbo.eu/s/1uyN</text:span></text:a></text:p>
      <text:p text:style-name="P7"/>
      <text:p text:style-name="P7"/>
      <text:p text:style-name="P7"><draw:rect text:anchor-type="as-char" style:rel-width="100%" draw:z-index="10" draw:style-name="gr1" draw:text-style-name="P22" svg:width="17.001cm" svg:height="0.054cm"><text:p/></draw:rect></text:p>
      <text:p text:style-name="P7"/>
      <text:p text:style-name="P7">Lista por nome, as coberturas (Telhados) de pedágios do Brasil, localizadas no entorno de 30m de pedágios:</text:p>
      <text:p text:style-name="P7"/>
      <text:p text:style-name="P7"><text:a xlink:type="simple" xlink:href="https://overpass-turbo.eu/s/1Cx9" text:style-name="ListLabel_20_21" text:visited-style-name="ListLabel_20_21"><text:span text:style-name="T8">https://overpass-turbo.eu/s/1Cx9</text:span></text:a></text:p>
      <text:p text:style-name="P7"/>
      <text:p text:style-name="normal">[out:csv("name","alt_name",::id)][timeout:900];</text:p>
      <text:p text:style-name="normal">{{geocodeArea:Brasil}}-&gt;.searchArea;</text:p>
      <text:p text:style-name="normal"/>
      <text:p text:style-name="normal">// localiza os pontos de pedagios</text:p>
      <text:p text:style-name="normal"><text:soft-page-break/>(</text:p>
      <text:p text:style-name="normal"><text:s text:c="2"/>node[barrier=toll_booth][charge](area.searchArea);</text:p>
      <text:p text:style-name="normal">)-&gt;.pedag;</text:p>
      <text:p text:style-name="normal"/>
      <text:p text:style-name="normal">// localiza os telhados proximos 30m de pontos de pedagios</text:p>
      <text:p text:style-name="normal">(</text:p>
      <text:p text:style-name="normal"><text:s text:c="2"/>node[building=roof](around.pedag:30);</text:p>
      <text:p text:style-name="normal"><text:s text:c="2"/>way[building=roof](around.pedag:30);</text:p>
      <text:p text:style-name="normal">);</text:p>
      <text:p text:style-name="normal">out meta;</text:p>
      <text:p text:style-name="normal">// out body;</text:p>
      <text:p text:style-name="normal">// &gt;;</text:p>
      <text:p text:style-name="normal">// out skel qt;</text:p>
      <text:p text:style-name="P7"/>
      <text:p text:style-name="P7"><draw:rect text:anchor-type="as-char" style:rel-width="100%" draw:z-index="11" draw:style-name="gr1" draw:text-style-name="P22" svg:width="17.001cm" svg:height="0.054cm"><text:p/></draw:rect></text:p>
      <text:p text:style-name="P7"/>
      <text:p text:style-name="P7"/>
      <text:p text:style-name="P7">Bairros de Belém:</text:p>
      <text:p text:style-name="P7"/>
      <text:p text:style-name="P7"><text:a xlink:type="simple" xlink:href="https://overpass-turbo.eu/s/1DKK" text:style-name="ListLabel_20_21" text:visited-style-name="ListLabel_20_21"><text:span text:style-name="T8">https://overpass-turbo.eu/s/1DKK</text:span></text:a></text:p>
      <text:p text:style-name="P7"/>
      <text:p text:style-name="normal">[out:json];</text:p>
      <text:p text:style-name="normal">(area[name="Belém"][admin_level=8];)-&gt;.a;</text:p>
      <text:p text:style-name="normal">(</text:p>
      <text:p text:style-name="normal"><text:s text:c="2"/>relation(area.a)["admin_level"="10"];</text:p>
      <text:p text:style-name="normal">);</text:p>
      <text:p text:style-name="normal">out body;</text:p>
      <text:p text:style-name="normal">&gt;;</text:p>
      <text:p text:style-name="normal">out skel qt;</text:p>
      <text:p text:style-name="P7"/>
      <text:p text:style-name="P7"/>
      <text:p text:style-name="P7">Hoteis e Pousadas de Belém:</text:p>
      <text:p text:style-name="P7"/>
      <text:p text:style-name="P7"><text:a xlink:type="simple" xlink:href="https://overpass-turbo.eu/s/1DL8" text:style-name="ListLabel_20_21" text:visited-style-name="ListLabel_20_21"><text:span text:style-name="T8">https://overpass-turbo.eu/s/1DL8</text:span></text:a></text:p>
      <text:p text:style-name="P7"/>
      <text:p text:style-name="normal">[out:json];</text:p>
      <text:p text:style-name="normal">area[name="Belém"]-&gt;.a;</text:p>
      <text:p text:style-name="normal">(</text:p>
      <text:p text:style-name="normal"><text:s text:c="2"/>node["tourism"="hotel"](area.a);</text:p>
      <text:p text:style-name="normal"><text:s text:c="2"/>node["tourism"="guest_house"](area.a);</text:p>
      <text:p text:style-name="normal"><text:s text:c="2"/>way["tourism"="hotel"](area.a);</text:p>
      <text:p text:style-name="normal"><text:s text:c="2"/>way["tourism"="guest_house"](area.a);</text:p>
      <text:p text:style-name="normal"><text:s text:c="2"/>relation["tourism"="hotel"](area.a);</text:p>
      <text:p text:style-name="normal"><text:s text:c="2"/>relation["tourism"="guest_house"](area.a);</text:p>
      <text:p text:style-name="normal">);</text:p>
      <text:p text:style-name="normal">out body;</text:p>
      <text:p text:style-name="normal">&gt;;</text:p>
      <text:p text:style-name="normal">out skel qt;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https://overpass-turbo.eu/s/1F3Y" text:style-name="ListLabel_20_21" text:visited-style-name="ListLabel_20_21"><text:span text:style-name="T8">https://overpass-turbo.eu/s/1F3Y</text:span></text:a></text:p>
      <text:p text:style-name="P7"/>
      <text:p text:style-name="normal">// Ciclovias e ciclofaixas em Jaraguá do Sul</text:p>
      <text:p text:style-name="normal"/>
      <text:p text:style-name="normal">[out:json][timeout:100];</text:p>
      <text:p text:style-name="normal">{{geocodeArea:Jaraguá do Sul}}-&gt;.searchArea;</text:p>
      <text:p text:style-name="normal">(</text:p>
      <text:p text:style-name="normal">way["cycleway:right"="lane"](area.searchArea);</text:p>
      <text:p text:style-name="normal">way["cycleway:left"="lane"](area.searchArea);</text:p>
      <text:p text:style-name="normal">way["highway"="cycleway"](area.searchArea);</text:p>
      <text:p text:style-name="normal">);</text:p>
      <text:p text:style-name="normal">// print results</text:p>
      <text:p text:style-name="normal">out geom;</text:p>
      <text:p text:style-name="normal"/>
      <text:p text:style-name="normal">{{style:</text:p>
      <text:p text:style-name="normal">way[highway=cycleway]{</text:p>
      <text:p text:style-name="normal"><text:s text:c="2"/>color:green;</text:p>
      <text:p text:style-name="normal">}</text:p>
      <text:p text:style-name="normal">way[cycleway:right=lane]{</text:p>
      <text:p text:style-name="normal"><text:s text:c="2"/>color:red;</text:p>
      <text:p text:style-name="normal">} <text:s/></text:p>
      <text:p text:style-name="normal">way[cycleway:left=lane]{</text:p>
      <text:p text:style-name="normal"><text:s text:c="2"/>color:blue;</text:p>
      <text:p text:style-name="normal">}</text:p>
      <text:p text:style-name="normal">}}</text:p>
      <text:p text:style-name="P7"/>
      <text:p text:style-name="P7"/>
      <text:p text:style-name="P7" loext:marker-style-name="T2"><text:span text:style-name="T2">Relação das vias que tem a palavra “municipal” e “Municipal” na tag </text:span><text:span text:style-name="T19">note </text:span><text:span text:style-name="T2">na cidade de Jaraguá do Sul:</text:span></text:p>
      <text:p text:style-name="P7"/>
      <text:p text:style-name="P7"><text:a xlink:type="simple" xlink:href="https://overpass-turbo.eu/s/1KDF" text:style-name="ListLabel_20_21" text:visited-style-name="ListLabel_20_21"><text:span text:style-name="T8">https://overpass-turbo.eu/s/1KDF</text:span></text:a></text:p>
      <text:p text:style-name="P7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municipal"](area.searchArea);</text:p>
      <text:p text:style-name="normal">way["note"~"Municipal"](area.searchArea);</text:p>
      <text:p text:style-name="normal"><text:s text:c="2"/>);</text:p>
      <text:p text:style-name="normal">out;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normal" loext:marker-style-name="T2"><text:span text:style-name="T2">Relação das vias que tem a palavra “denominada” e “Denominada” na tag </text:span><text:span text:style-name="T19">note </text:span><text:span text:style-name="T2">na cidade de Jaraguá do Sul:</text:span></text:p>
      <text:p text:style-name="normal"/>
      <text:p text:style-name="normal"><text:a xlink:type="simple" xlink:href="https://overpass-turbo.eu/s/1KDI" text:style-name="ListLabel_20_21" text:visited-style-name="ListLabel_20_21"><text:span text:style-name="T8">https://overpass-turbo.eu/s/1KDI</text:span></text:a></text:p>
      <text:p text:style-name="normal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Denominada|denominada"](area.searchArea);</text:p>
      <text:p text:style-name="normal">);</text:p>
      <text:p text:style-name="normal">out;</text:p>
      <text:p text:style-name="normal"/>
      <text:p text:style-name="normal"/>
      <text:p text:style-name="P7"/>
      <text:p text:style-name="normal" loext:marker-style-name="T2"><text:span text:style-name="T2">Relação das vias que tem a palavra “estrada” e “Estrada” na tag </text:span><text:span text:style-name="T19">note </text:span><text:span text:style-name="T2">na cidade de Jaraguá do Sul:</text:span></text:p>
      <text:p text:style-name="normal"/>
      <text:p text:style-name="normal"><text:a xlink:type="simple" xlink:href="https://overpass-turbo.eu/s/1KE2" text:style-name="ListLabel_20_21" text:visited-style-name="ListLabel_20_21"><text:span text:style-name="T8">https://overpass-turbo.eu/s/1KE2</text:span></text:a></text:p>
      <text:p text:style-name="normal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Estrada|estrada"](area.searchArea);</text:p>
      <text:p text:style-name="normal">);</text:p>
      <text:p text:style-name="normal">out;</text:p>
      <text:p text:style-name="normal"/>
      <text:p text:style-name="normal"/>
      <text:p text:style-name="normal" loext:marker-style-name="T2"><text:span text:style-name="T2">Relação das vias que tem ambas as palavras “estrada” / “Estrada” e <text:s/>“Denominada” / “denominada” na tag </text:span><text:span text:style-name="T19">note </text:span><text:span text:style-name="T2">na cidade de Jaraguá do Sul:</text:span></text:p>
      <text:p text:style-name="P3" loext:marker-style-name="T2"/>
      <text:p text:style-name="normal"><text:a xlink:type="simple" xlink:href="https://overpass-turbo.eu/s/1KE7" text:style-name="ListLabel_20_21" text:visited-style-name="ListLabel_20_21"><text:span text:style-name="T8">https://overpass-turbo.eu/s/1KE7</text:span></text:a></text:p>
      <text:p text:style-name="P3" loext:marker-style-name="T2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ote"~"Estrada|estrada"]["note"~"denominada|Denominada"](area.searchArea);</text:p>
      <text:p text:style-name="normal">);</text:p>
      <text:p text:style-name="normal">out;</text:p>
      <text:p text:style-name="normal"/>
      <text:p text:style-name="normal"/>
      <text:p text:style-name="normal"/>
      <text:p text:style-name="normal" loext:marker-style-name="T2"><text:span text:style-name="T2">Relação das vias que tem as palavras “Rua” / “rua” na tag name e as palavras “Denominada” / “denominada” na tag </text:span><text:span text:style-name="T19">note </text:span><text:span text:style-name="T2">na cidade de Jaraguá do Sul:</text:span></text:p>
      <text:p text:style-name="P3" loext:marker-style-name="T2"/>
      <text:p text:style-name="normal"><text:a xlink:type="simple" xlink:href="https://overpass-turbo.eu/s/1KEh" text:style-name="ListLabel_20_21" text:visited-style-name="ListLabel_20_21"><text:soft-page-break/><text:span text:style-name="T8">https://overpass-turbo.eu/s/1KEh</text:span></text:a></text:p>
      <text:p text:style-name="normal"/>
      <text:p text:style-name="normal">[out:csv("name","note",::id)][timeout:150];</text:p>
      <text:p text:style-name="normal">{{geocodeArea:jaraguá do sul}}-&gt;.searchArea;</text:p>
      <text:p text:style-name="normal">(</text:p>
      <text:p text:style-name="normal">way["name"~"Rua|rua"]["note"~"denominada|Denominada"](area.searchArea);</text:p>
      <text:p text:style-name="normal">);</text:p>
      <text:p text:style-name="normal">out;</text:p>
      <text:p text:style-name="P3" loext:marker-style-name="T2"/>
      <text:p text:style-name="P3" loext:marker-style-name="T2"/>
      <text:p text:style-name="P3" loext:marker-style-name="T2"/>
      <text:p text:style-name="normal" loext:marker-style-name="T2"><text:span text:style-name="T2">Usar essa consulta pra continuar a migração das leis municipais da tag note para a tag related_law</text:span><text:span text:style-name="T2"/></text:p>
      <text:p text:style-name="P3" loext:marker-style-name="T2"/>
      <text:p text:style-name="normal">/*</text:p>
      <text:p text:style-name="normal">This has been generated by the overpass-turbo wizard.</text:p>
      <text:p text:style-name="normal">The original search was:</text:p>
      <text:p text:style-name="normal">“note=* in "Jaraguá do Sul"”</text:p>
      <text:p text:style-name="normal">*/</text:p>
      <text:p text:style-name="normal">[out:csv("name","note",::id)][timeout:150];</text:p>
      <text:p text:style-name="normal">// fetch area “Jaraguá do Sul” to search in</text:p>
      <text:p text:style-name="normal">{{geocodeArea:Jaraguá do Sul}}-&gt;.searchArea;</text:p>
      <text:p text:style-name="normal">// gather results</text:p>
      <text:p text:style-name="normal">nwr["note"](area.searchArea);</text:p>
      <text:p text:style-name="normal">// print results</text:p>
      <text:p text:style-name="normal">out geom;</text:p>
      <text:p text:style-name="P3" loext:marker-style-name="T2"/>
      <text:p text:style-name="P3" loext:marker-style-name="T2"/>
      <text:p text:style-name="normal" loext:marker-style-name="T2"><text:span text:style-name="T2">**** Todas as Ruas de Jaraguá do Sul, com larguras de leito e passeios: ****</text:span><text:span text:style-name="T2"/></text:p>
      <text:p text:style-name="P3" loext:marker-style-name="T2"/>
      <text:p text:style-name="normal" loext:marker-style-name="T2"><text:a xlink:type="simple" xlink:href="https://overpass-turbo.eu/s/1MSc" text:style-name="ListLabel_20_20" text:visited-style-name="ListLabel_20_20"><text:span text:style-name="T7">https://overpass-turbo.eu/s/1MSc</text:span></text:a></text:p>
      <text:p text:style-name="P3" loext:marker-style-name="T2"/>
      <text:p text:style-name="normal">[out:csv("name","width","sidewalk:width","surface",::id)][timeout:150];</text:p>
      <text:p text:style-name="normal">{{geocodeArea:jaraguá do sul}}-&gt;.searchArea;</text:p>
      <text:p text:style-name="normal">(</text:p>
      <text:p text:style-name="normal">way["name"~"Rua|Avenida|Travessa"](area.searchArea);</text:p>
      <text:p text:style-name="normal">);</text:p>
      <text:p text:style-name="normal">out;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normal" loext:marker-style-name="T2"><text:span text:style-name="T2">**** Consulta overpass que extrai as relações de bairros de Brusque, junto com as ways que as compõem:</text:span><text:span text:style-name="T2"/></text:p>
      <text:p text:style-name="P3" loext:marker-style-name="T2"/>
      <text:p text:style-name="normal" loext:marker-style-name="T2"><text:a xlink:type="simple" xlink:href="https://overpass-turbo.eu/s/1N08" text:style-name="ListLabel_20_20" text:visited-style-name="ListLabel_20_20"><text:span text:style-name="T7">https://overpass-turbo.eu/s/1N08</text:span></text:a></text:p>
      <text:p text:style-name="P3" loext:marker-style-name="T2"/>
      <text:p text:style-name="normal">[out:json][timeout:150];</text:p>
      <text:p text:style-name="normal">// Definir área de Brusque, SC, Brasil</text:p>
      <text:p text:style-name="normal">{{geocodeArea:Brusque, Brasil}}-&gt;.searchArea;</text:p>
      <text:p text:style-name="normal"/>
      <text:p text:style-name="normal">// Procurar relações de limites administrativos de nível 10 dentro da área de Brusque</text:p>
      <text:p text:style-name="normal"><text:soft-page-break/>relation</text:p>
      <text:p text:style-name="normal"><text:s text:c="2"/>["admin_level"="10"]</text:p>
      <text:p text:style-name="normal"><text:s text:c="2"/>["boundary"="administrative"]</text:p>
      <text:p text:style-name="normal"><text:s text:c="2"/>(area.searchArea)-&gt;.relations;</text:p>
      <text:p text:style-name="normal"/>
      <text:p text:style-name="normal">// Procurar ways que fazem parte das relações</text:p>
      <text:p text:style-name="normal">way(r.relations);</text:p>
      <text:p text:style-name="normal"/>
      <text:p text:style-name="normal">// Saída dos dados</text:p>
      <text:p text:style-name="normal">out body;</text:p>
      <text:p text:style-name="normal">&gt;;</text:p>
      <text:p text:style-name="normal">out skel qt;</text:p>
      <text:p text:style-name="P3" loext:marker-style-name="T2"/>
      <text:p text:style-name="P16">Essa consulta faz o seguinte:</text:p>
      <text:list text:style-name="WWNum2">
        <text:list-item>
          <text:p text:style-name="P17">Define o formato de saída como JSON e um tempo limite de 150 segundos.</text:p>
        </text:list-item>
        <text:list-item>
          <text:p text:style-name="P18" loext:marker-style-name="T2">Usa a função <text:span text:style-name="T20">geocodeArea</text:span> para obter a área de Brusque, SC, Brasil.</text:p>
        </text:list-item>
        <text:list-item>
          <text:p text:style-name="P18" loext:marker-style-name="T2">Busca por relações que têm <text:span text:style-name="T20">admin_level=10</text:span> e <text:span text:style-name="T20">boundary=administrative</text:span> dentro da área de Brusque e armazena essas relações em <text:span text:style-name="T20">.relations</text:span>.</text:p>
        </text:list-item>
        <text:list-item>
          <text:p text:style-name="P18" loext:marker-style-name="T2">Busca pelas ways que fazem parte das relações armazenadas em <text:span text:style-name="T20">.relations</text:span>.</text:p>
        </text:list-item>
        <text:list-item>
          <text:p text:style-name="P19">Exibe os dados das relações e ways.</text:p>
        </text:list-item>
      </text:list>
      <text:p text:style-name="P3" loext:marker-style-name="T2"/>
      <text:p text:style-name="normal" loext:marker-style-name="T2"><text:span text:style-name="T2">*** Extrai todas as ways (edificações) que tenham cadastrados addr:city com a grafia diferente de “Jaraguá do Sul” ***</text:span><text:span text:style-name="T2"/></text:p>
      <text:p text:style-name="P3" loext:marker-style-name="T2"/>
      <text:p text:style-name="normal" loext:marker-style-name="T2"><text:a xlink:type="simple" xlink:href="https://overpass-turbo.eu/s/1NhG" text:style-name="ListLabel_20_21" text:visited-style-name="ListLabel_20_21"><text:span text:style-name="T8">https://overpass-turbo.eu/s/1NhG</text:span></text:a></text:p>
      <text:p text:style-name="P3" loext:marker-style-name="T2"/>
      <text:p text:style-name="P3" loext:marker-style-name="T2"/>
      <text:p text:style-name="normal">[out:json][timeout:100];</text:p>
      <text:p text:style-name="normal">{{geocodeArea:jaraguá do sul}}-&gt;.searchArea;</text:p>
      <text:p text:style-name="normal">(</text:p>
      <text:p text:style-name="normal"><text:s text:c="2"/>way["addr:city"]["addr:city"!~"Jaraguá do Sul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 loext:marker-style-name="T2"><text:span text:style-name="T2">*** Extrai todas as ways (edificações) que tenham cadastrados addr:suburb com a grafia diferente de bairro escolhido no geocode ***</text:span><text:span text:style-name="T2"/></text:p>
      <text:p text:style-name="P3" loext:marker-style-name="T2"/>
      <text:p text:style-name="normal"><text:a xlink:type="simple" xlink:href="https://overpass-turbo.eu/s/1NhI" text:style-name="ListLabel_20_21" text:visited-style-name="ListLabel_20_21"><text:span text:style-name="T8">https://overpass-turbo.eu/s/1NhI</text:span></text:a></text:p>
      <text:p text:style-name="P3" loext:marker-style-name="T2"/>
      <text:p text:style-name="P3" loext:marker-style-name="T2"/>
      <text:p text:style-name="normal">[out:json][timeout:100];</text:p>
      <text:p text:style-name="normal">{{geocodeArea:Vila Baependi,jaraguá do sul}}-&gt;.searchArea;</text:p>
      <text:p text:style-name="normal">(</text:p>
      <text:p text:style-name="normal"><text:s text:c="2"/>way["addr:suburb"]["addr:suburb"!~"Vila Baependi"](area.searchArea);</text:p>
      <text:p text:style-name="normal">);</text:p>
      <text:p text:style-name="normal">out body;</text:p>
      <text:p text:style-name="normal"><text:soft-page-break/>&gt;;</text:p>
      <text:p text:style-name="normal">out skel qt;</text:p>
      <text:p text:style-name="normal"/>
      <text:p text:style-name="normal"/>
      <text:p text:style-name="normal"/>
      <text:p text:style-name="normal"/>
      <text:p text:style-name="normal" loext:marker-style-name="T2"><text:span text:style-name="T2">*** Extrai todos os bairros de Jaraguá do Sul”:</text:span><text:span text:style-name="T2"/></text:p>
      <text:p text:style-name="P3" loext:marker-style-name="T2"/>
      <text:p text:style-name="normal"><text:a xlink:type="simple" xlink:href="https://overpass-turbo.eu/s/1NhL" text:style-name="ListLabel_20_21" text:visited-style-name="ListLabel_20_21"><text:span text:style-name="T8">https://overpass-turbo.eu/s/1NhL</text:span></text:a></text:p>
      <text:p text:style-name="P3" loext:marker-style-name="T2"/>
      <text:p text:style-name="normal">[out:json];</text:p>
      <text:p text:style-name="normal">area[name="Jaraguá do Sul"]-&gt;.city;</text:p>
      <text:p text:style-name="normal">(</text:p>
      <text:p text:style-name="normal"><text:s text:c="2"/>relation(area.city)["admin_level"="10"]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 loext:marker-style-name="T2"><text:span text:style-name="T2">*** Extrai todos os bairros de Jaraguá do Sul, em lista csv: ***</text:span><text:span text:style-name="T2"/></text:p>
      <text:p text:style-name="normal"/>
      <text:p text:style-name="normal"><text:a xlink:type="simple" xlink:href="https://overpass-turbo.eu/s/1NhM" text:style-name="ListLabel_20_21" text:visited-style-name="ListLabel_20_21"><text:span text:style-name="T8">https://overpass-turbo.eu/s/1NhM</text:span></text:a></text:p>
      <text:p text:style-name="normal"/>
      <text:p text:style-name="normal">[out:csv("name")][timeout:100];</text:p>
      <text:p text:style-name="normal">area[name="Jaraguá do Sul"]-&gt;.city;</text:p>
      <text:p text:style-name="normal">(</text:p>
      <text:p text:style-name="normal"><text:s text:c="2"/>relation(area.city)["admin_level"="10"];</text:p>
      <text:p text:style-name="normal">);</text:p>
      <text:p text:style-name="normal">out;</text:p>
      <text:p text:style-name="normal"/>
      <text:p text:style-name="normal"/>
      <text:p text:style-name="normal"/>
      <text:p text:style-name="normal" loext:marker-style-name="T2"><text:span text:style-name="T2">*** Obtém todas as edificações que tem o nome da rua, mas não tem o nome de bairro cadastrado:***</text:span><text:span text:style-name="T2"/></text:p>
      <text:p text:style-name="normal"/>
      <text:p text:style-name="normal"><text:a xlink:type="simple" xlink:href="https://overpass-turbo.eu/s/1NhZ" text:style-name="ListLabel_20_21" text:visited-style-name="ListLabel_20_21"><text:span text:style-name="T8">https://overpass-turbo.eu/s/1NhZ</text:span></text:a></text:p>
      <text:p text:style-name="normal"/>
      <text:p text:style-name="normal"/>
      <text:p text:style-name="normal">[out:json][timeout:100];</text:p>
      <text:p text:style-name="normal">{{geocodeArea:Vila Baependi,jaraguá do sul}}-&gt;.searchArea;</text:p>
      <text:p text:style-name="normal">(</text:p>
      <text:p text:style-name="normal"><text:s text:c="2"/>way["building"]["addr:street"][!"addr:suburb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>—---------------------------------------------------------------------</text:p>
      <text:p text:style-name="normal">Projeto lombadas para gps:</text:p>
      <text:p text:style-name="normal"/>
      <text:p text:style-name="normal">*** Obtém todas as lombadas (hump) localizadas a menos de 40m de rodovias (trunk)</text:p>
      <text:p text:style-name="normal"/>
      <text:p text:style-name="normal"><text:a xlink:type="simple" xlink:href="https://overpass-turbo.eu/s/1PPy" text:style-name="ListLabel_20_21" text:visited-style-name="ListLabel_20_21"><text:span text:style-name="T8">https://overpass-turbo.eu/s/1PPy</text:span></text:a></text:p>
      <text:p text:style-name="normal"/>
      <text:p text:style-name="normal"/>
      <text:p text:style-name="normal">[out:json][timeout:150];</text:p>
      <text:p text:style-name="normal">{{geocodeArea:Santa Catarina}}-&gt;.searchArea;</text:p>
      <text:p text:style-name="normal"/>
      <text:p text:style-name="normal">(</text:p>
      <text:p text:style-name="normal"><text:s/>node["traffic_calming"="hump"](area.searchArea);</text:p>
      <text:p text:style-name="normal">)-&gt;.lombadas;</text:p>
      <text:p text:style-name="normal">(</text:p>
      <text:p text:style-name="normal"><text:s text:c="2"/>way["name"~"Rodovia"]["highway"="trunk"](area.searchArea);</text:p>
      <text:p text:style-name="normal">)-&gt;.rodovias;</text:p>
      <text:p text:style-name="normal"/>
      <text:p text:style-name="normal">// localiza as lombadas proximas 40m de rodovias</text:p>
      <text:p text:style-name="normal">(</text:p>
      <text:p text:style-name="normal"><text:s text:c="2"/>node.lombadas(around.rodovias:40);</text:p>
      <text:p text:style-name="normal">);</text:p>
      <text:p text:style-name="normal">out meta;</text:p>
      <text:p text:style-name="normal"/>
      <text:p text:style-name="normal">//out body;</text:p>
      <text:p text:style-name="normal">//&gt;;</text:p>
      <text:p text:style-name="normal">//out skel qt;</text:p>
      <text:p text:style-name="normal"/>
      <text:p text:style-name="normal"/>
      <text:p text:style-name="normal"><text:a xlink:type="simple" xlink:href="https://overpass-turbo.eu/s/1PPM" text:style-name="ListLabel_20_21" text:visited-style-name="ListLabel_20_21"><text:span text:style-name="T8">https://overpass-turbo.eu/s/1PPM</text:span></text:a></text:p>
      <text:p text:style-name="normal"/>
      <text:p text:style-name="normal">[out:json][timeout:150];</text:p>
      <text:p text:style-name="normal">{{geocodeArea:Santa Catarina}}-&gt;.searchArea;</text:p>
      <text:p text:style-name="normal"/>
      <text:p text:style-name="normal">(</text:p>
      <text:p text:style-name="normal"><text:s/>node["traffic_calming"~"bump|hump"](area.searchArea);</text:p>
      <text:p text:style-name="normal">)-&gt;.lombadas;</text:p>
      <text:p text:style-name="normal">(</text:p>
      <text:p text:style-name="normal"><text:s text:c="2"/>way["name"~"Rodovia"]["highway"="trunk"](area.searchArea);</text:p>
      <text:p text:style-name="normal">)-&gt;.rodovias;</text:p>
      <text:p text:style-name="normal"/>
      <text:p text:style-name="normal">// localiza as lombadas proximas 40m de rodovias</text:p>
      <text:p text:style-name="normal">(</text:p>
      <text:p text:style-name="normal"><text:s text:c="2"/>node.lombadas(around.rodovias:40);</text:p>
      <text:p text:style-name="normal">);</text:p>
      <text:p text:style-name="normal">out meta;</text:p>
      <text:p text:style-name="normal"/>
      <text:p text:style-name="normal">//out body;</text:p>
      <text:p text:style-name="normal"><text:soft-page-break/>//&gt;;</text:p>
      <text:p text:style-name="normal">//out skel qt;</text:p>
      <text:p text:style-name="normal"/>
      <text:p text:style-name="normal">todas as lombadas - lombadas dentro 40m + lombadas sobre rodovias:</text:p>
      <text:p text:style-name="normal"/>
      <text:p text:style-name="normal"><text:a xlink:type="simple" xlink:href="https://overpass-turbo.eu/s/1PPW" text:style-name="ListLabel_20_21" text:visited-style-name="ListLabel_20_21"><text:span text:style-name="T8">https://overpass-turbo.eu/s/1PPW</text:span></text:a></text:p>
      <text:p text:style-name="normal"/>
      <text:p text:style-name="normal">[out:json][timeout:150];</text:p>
      <text:p text:style-name="normal">{{geocodeArea:Santa Catarina}}-&gt;.searchArea;</text:p>
      <text:p text:style-name="normal"/>
      <text:p text:style-name="normal">(</text:p>
      <text:p text:style-name="normal"><text:s text:c="2"/>node["traffic_calming"~"bump|hump|table"](area.searchArea);</text:p>
      <text:p text:style-name="normal">)-&gt;.lombadas_total;</text:p>
      <text:p text:style-name="normal"/>
      <text:p text:style-name="normal">(</text:p>
      <text:p text:style-name="normal"><text:s text:c="2"/>way["highway"="trunk"](area.searchArea);</text:p>
      <text:p text:style-name="normal">)-&gt;.rodovias;</text:p>
      <text:p text:style-name="normal"/>
      <text:p text:style-name="normal">// Localiza as lombadas a 40m ou menos das rodovias trunk:</text:p>
      <text:p text:style-name="normal">(</text:p>
      <text:p text:style-name="normal"><text:s text:c="2"/>node.lombadas_total(around.rodovias:40);</text:p>
      <text:p text:style-name="normal">)-&gt;.lombadas_40m;</text:p>
      <text:p text:style-name="normal"/>
      <text:p text:style-name="normal">// Localiza as lombadas diretamente sobre as rodovias trunk:</text:p>
      <text:p text:style-name="normal">(</text:p>
      <text:p text:style-name="normal"><text:s text:c="2"/>node.lombadas_total(around.rodovias:0);</text:p>
      <text:p text:style-name="normal">)-&gt;.lombadas_0m;</text:p>
      <text:p text:style-name="normal"/>
      <text:p text:style-name="normal">// Obtém as lombadas que estão a mais de 40m das rodovias trunk:</text:p>
      <text:p text:style-name="normal">(</text:p>
      <text:p text:style-name="normal"><text:s text:c="2"/>.lombadas_total; - .lombadas_40m;</text:p>
      <text:p text:style-name="normal">)-&gt;.lombadas_parcial;</text:p>
      <text:p text:style-name="normal"/>
      <text:p text:style-name="normal">// Obtém as lombadas que estão a mais de 40m e as que estão sobre as rodovias trunk:</text:p>
      <text:p text:style-name="normal">(</text:p>
      <text:p text:style-name="normal"><text:s text:c="2"/>.lombadas_parcial; .lombadas_0m;</text:p>
      <text:p text:style-name="normal">)-&gt;.lombadas;</text:p>
      <text:p text:style-name="normal"/>
      <text:p text:style-name="normal">// Saída dos resultados</text:p>
      <text:p text:style-name="normal">(</text:p>
      <text:p text:style-name="normal"><text:s text:c="2"/>.lombadas;</text:p>
      <text:p text:style-name="normal">);</text:p>
      <text:p text:style-name="normal">out meta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>*** extrai ruas que não tem alt_name: ***</text:p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way["highway"="residential"][!"alt_name"](area.searchArea);</text:p>
      <text:p text:style-name="normal">way["highway"="tertiary"][!"alt_nam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>*** extrai ruas que não tem related_law ***</text:p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way["highway"="residential"][!"related_law"](area.searchArea);</text:p>
      <text:p text:style-name="normal">way["highway"="tertiary"][!"related_law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 loext:marker-style-name="T2"><text:span text:style-name="T2">****</text:span> <text:span text:style-name="T2">lista todas as ruas (urbanas) de Jaraguá, que tem a tag width e exclui alguns tipos de vias (unclassified, service, construction,...) em csv</text:span> <text:span text:style-name="T2">***</text:span></text:p>
      <text:p text:style-name="normal"/>
      <text:p text:style-name="normal"><text:a xlink:type="simple" xlink:href="https://overpass-turbo.eu/s/1S4p" text:style-name="ListLabel_20_21" text:visited-style-name="ListLabel_20_21"><text:span text:style-name="T8">https://overpass-turbo.eu/s/1S4p</text:span></text:a></text:p>
      <text:p text:style-name="normal"/>
      <text:p text:style-name="normal"/>
      <text:p text:style-name="normal">[out:csv("name","width","surface",::id)][timeout:100];</text:p>
      <text:p text:style-name="normal">{{geocodeArea:jaraguá do sul}}-&gt;.searchArea;</text:p>
      <text:p text:style-name="normal"/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"width"](area.searchArea);</text:p>
      <text:p text:style-name="normal"><text:s text:c="2"/>);</text:p>
      <text:p text:style-name="normal">ou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 loext:marker-style-name="T2"><text:soft-page-break/><text:span text:style-name="T2">*** lista as ruas com surface=unpaved ***</text:span><text:span text:style-name="T2"/></text:p>
      <text:p text:style-name="normal"/>
      <text:p text:style-name="normal"><text:a xlink:type="simple" xlink:href="https://overpass-turbo.eu/s/1RS4" text:style-name="ListLabel_20_21" text:visited-style-name="ListLabel_20_21"><text:span text:style-name="T8">https://overpass-turbo.eu/s/1RS4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way["highway"]["name"~"Rua*"]["highway"!~"^(living_street|construction|cycleway|footway|path|proposed|service|track)$"]["surface"="unpaved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** Ruas com consultas diversas : ***</text:p>
      <text:p text:style-name="normal"/>
      <text:p text:style-name="normal"/>
      <text:p text:style-name="normal">[out:json][timeout:25];</text:p>
      <text:p text:style-name="normal">{{geocodeArea:jaraguá do sul}}-&gt;.searchArea;</text:p>
      <text:p text:style-name="normal"/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"surface"="compacted"](area.searchArea);</text:p>
      <text:p text:style-name="normal"><text:s text:c="2"/>);</text:p>
      <text:p text:style-name="normal">/*added by auto repair*/</text:p>
      <text:p text:style-name="normal">(._;&gt;;);</text:p>
      <text:p text:style-name="normal">/*end of auto repair*/</text:p>
      <text:p text:style-name="normal">out;</text:p>
      <text:p text:style-name="normal"/>
      <text:p text:style-name="normal"/>
      <text:p text:style-name="normal">// @name jgs de jaragua</text:p>
      <text:p text:style-name="normal"/>
      <text:p text:style-name="normal">[out:csv("name","alt_name","highway","surface","width","sidewalk:width",::id)];</text:p>
      <text:p text:style-name="normal">{{geocodeArea:Jaraguá do Sul}}-&gt;.searchArea;</text:p>
      <text:p text:style-name="normal">(</text:p>
      <text:p text:style-name="normal"><text:s text:c="2"/>way["name"~"^JGS*"][!"surface"](area.searchArea);</text:p>
      <text:p text:style-name="normal"><text:s text:c="2"/>way["alt_name"~"^JGS*"][!"surface"](area.searchArea);</text:p>
      <text:p text:style-name="normal"><text:s/>);</text:p>
      <text:p text:style-name="normal">out body;</text:p>
      <text:p text:style-name="normal">&gt;;</text:p>
      <text:p text:style-name="normal">ou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[out:json][timeout:25];</text:p>
      <text:p text:style-name="normal">{{geocodeArea:jaraguá do sul}}-&gt;.searchArea;</text:p>
      <text:p text:style-name="normal"><text:soft-page-break/>(</text:p>
      <text:p text:style-name="normal"><text:s text:c="3"/>way["highway"]["name"~"Rua*"]["highway"!~"^(unclassified|construction|cycleway|footway|path|proposed|service|track)$"][!"width"](area.searchArea);</text:p>
      <text:p text:style-name="normal"><text:s text:c="2"/>);</text:p>
      <text:p text:style-name="normal">/*added by auto repair*/</text:p>
      <text:p text:style-name="normal">(._;&gt;;);</text:p>
      <text:p text:style-name="normal">/*end of auto repair*/</text:p>
      <text:p text:style-name="normal">out;</text:p>
      <text:p text:style-name="normal"/>
      <text:p text:style-name="normal"/>
      <text:p text:style-name="normal"/>
      <text:p text:style-name="normal">[out:csv("name","width","surface",::id)][timeout:100];</text:p>
      <text:p text:style-name="normal">{{geocodeArea:jaraguá do sul}}-&gt;.searchArea;</text:p>
      <text:p text:style-name="normal">(</text:p>
      <text:p text:style-name="normal"><text:s text:c="3"/>way["highway"]["name"~"Rua*"]["highway"!~"^(unclassified|construction|cycleway|footway|path|proposed|service|track)$"][!"width"](area.searchArea);</text:p>
      <text:p text:style-name="normal"><text:s text:c="2"/>);</text:p>
      <text:p text:style-name="normal">out;</text:p>
      <text:p text:style-name="normal"/>
      <text:p text:style-name="normal"/>
      <text:p text:style-name="normal">*** servidões de Jaraguá do Sul ****</text:p>
      <text:p text:style-name="normal"/>
      <text:p text:style-name="normal"><text:a xlink:type="simple" xlink:href="https://overpass-turbo.eu/s/1SnR" text:style-name="ListLabel_20_21" text:visited-style-name="ListLabel_20_21"><text:span text:style-name="T8">https://overpass-turbo.eu/s/1SnR</text:span></text:a></text:p>
      <text:p text:style-name="normal"/>
      <text:p text:style-name="normal">[out:csv("alt_name","name",::id,::type)][timeout:100];</text:p>
      <text:p text:style-name="normal">{{geocodeArea:jaraguá do sul}}-&gt;.searchArea;</text:p>
      <text:p text:style-name="normal">(</text:p>
      <text:p text:style-name="normal"><text:s text:c="3"/>way["highway"]["alt_name"~"Servidão*"]["highway"](area.searchArea);</text:p>
      <text:p text:style-name="normal"><text:s text:c="2"/>);</text:p>
      <text:p text:style-name="normal">out;</text:p>
      <text:p text:style-name="normal"/>
      <text:p text:style-name="normal">Para verificar se todas estão cadastradas como living_street:</text:p>
      <text:p text:style-name="normal"/>
      <text:p text:style-name="normal">[out:csv("alt_name","highway","name",::id,::type)][timeout:100];</text:p>
      <text:p text:style-name="normal">{{geocodeArea:jaraguá do sul}}-&gt;.searchArea;</text:p>
      <text:p text:style-name="normal">(</text:p>
      <text:p text:style-name="normal"><text:s text:c="3"/>way["highway"]["alt_name"~"Servidão*"]["highway"](area.searchArea);</text:p>
      <text:p text:style-name="normal"><text:s text:c="2"/>);</text:p>
      <text:p text:style-name="normal">ou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onsulta dos pedágios de SC e as vias que interseccionam:</text:p>
      <text:p text:style-name="normal"/>
      <text:p text:style-name="normal"><text:a xlink:type="simple" xlink:href="https://overpass-turbo.eu/s/1XG4" text:style-name="ListLabel_20_21" text:visited-style-name="ListLabel_20_21"><text:span text:style-name="T8">https://overpass-turbo.eu/s/1XG4</text:span></text:a></text:p>
      <text:p text:style-name="normal"/>
      <text:p text:style-name="normal"><text:soft-page-break/>[out:json][timeout:25];</text:p>
      <text:p text:style-name="normal">// Defina a área de Santa Catarina pelo nome</text:p>
      <text:p text:style-name="normal">area[name="Santa Catarina"]-&gt;.sc;</text:p>
      <text:p text:style-name="normal"/>
      <text:p text:style-name="normal">// Encontre pedágios (barrier=toll_booth) na área de Santa Catarina</text:p>
      <text:p text:style-name="normal">node(area.sc)["barrier"="toll_booth"]-&gt;.toll_booths;</text:p>
      <text:p text:style-name="normal"/>
      <text:p text:style-name="normal">// Encontre rodovias (highway) que estejam próximas (interseccionem ou conectem) aos pedágios encontrados</text:p>
      <text:p text:style-name="normal">way(area.sc)["highway"](around.toll_booths:0)-&gt;.highways_near_toll_booths;</text:p>
      <text:p text:style-name="normal"/>
      <text:p text:style-name="normal">// Opcional: Adicione os nós para maior contexto</text:p>
      <text:p text:style-name="normal">( .toll_booths; .highways_near_toll_booths; );</text:p>
      <text:p text:style-name="normal">out geom;</text:p>
      <text:p text:style-name="normal"/>
      <text:p text:style-name="normal"/>
      <text:p text:style-name="normal">*** Localiza as ruas que tem o nó tag noexit=yes ***</text:p>
      <text:p text:style-name="normal"/>
      <text:p text:style-name="normal"><text:a xlink:type="simple" xlink:href="https://overpass-turbo.eu/s/1YUU" text:style-name="ListLabel_20_21" text:visited-style-name="ListLabel_20_21"><text:span text:style-name="T8">https://overpass-turbo.eu/s/1YUU</text:span></text:a></text:p>
      <text:p text:style-name="normal"/>
      <text:p text:style-name="normal">[out:json][timeout:25];</text:p>
      <text:p text:style-name="normal">// Definição da área</text:p>
      <text:p text:style-name="normal">area["name"="Jaraguá do Sul"]["admin_level"="8"]-&gt;.searchArea;</text:p>
      <text:p text:style-name="normal"/>
      <text:p text:style-name="normal">// Busca por vias highway=residential e highway=tertiary</text:p>
      <text:p text:style-name="normal">(</text:p>
      <text:p text:style-name="normal"><text:s text:c="2"/>way["highway"="residential"](area.searchArea);</text:p>
      <text:p text:style-name="normal"><text:s text:c="2"/>way["highway"="tertiary"](area.searchArea);</text:p>
      <text:p text:style-name="normal">)-&gt;.ways;</text:p>
      <text:p text:style-name="normal"/>
      <text:p text:style-name="normal">// Busca por nós "sem saída" pertencentes a essas vias</text:p>
      <text:p text:style-name="normal">node(w.ways)["noexit"="yes"]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*** Obtém as ruas que tem tag de balão de retorno : ***</text:p>
      <text:p text:style-name="normal"/>
      <text:p text:style-name="normal"><text:a xlink:type="simple" xlink:href="https://overpass-turbo.eu/s/1YUV" text:style-name="ListLabel_20_21" text:visited-style-name="ListLabel_20_21"><text:span text:style-name="T8">https://overpass-turbo.eu/s/1YUV</text:span></text:a></text:p>
      <text:p text:style-name="normal"/>
      <text:p text:style-name="normal"/>
      <text:p text:style-name="normal">[out:json][timeout:25];</text:p>
      <text:p text:style-name="normal"><text:soft-page-break/>// Definição da área</text:p>
      <text:p text:style-name="normal">area["name"="Jaraguá do Sul"]["admin_level"="8"]-&gt;.searchArea;</text:p>
      <text:p text:style-name="normal"/>
      <text:p text:style-name="normal">// Busca por vias highway=residential e highway=tertiary</text:p>
      <text:p text:style-name="normal">(</text:p>
      <text:p text:style-name="normal"><text:s text:c="2"/>way["highway"="residential"](area.searchArea);</text:p>
      <text:p text:style-name="normal"><text:s text:c="2"/>way["highway"="tertiary"](area.searchArea);</text:p>
      <text:p text:style-name="normal">)-&gt;.ways;</text:p>
      <text:p text:style-name="normal"/>
      <text:p text:style-name="normal">// Busca por nós "cul de sac" pertencentes a essas vias</text:p>
      <text:p text:style-name="normal">node(w.ways)["highway"="turning_circle"]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0" style:display-name="ListLabel 20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ListLabel_20_21" style:display-name="ListLabel 21" style:family="text">
      <style:text-properties fo:color="#1155cc" loext:opacity="100%" style:text-underline-style="solid" style:text-underline-width="auto" style:text-underline-color="font-color"/>
    </style:style>
    <style:style style:name="ListLabel_20_22" style:display-name="ListLabel 22" style:family="text">
      <style:text-properties fo:color="#006400" loext:opacity="100%" style:font-name="Arial" fo:font-family="Arial" style:font-family-generic="roman" style:font-pitch="variable" style:text-underline-style="solid" style:text-underline-width="auto" style:text-underline-color="font-color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fo:background-color="#ffffff"/>
    </style:style>
    <style:style style:name="ListLabel_20_24" style:display-name="ListLabel 24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fo:background-color="#bfe6ff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break-before="auto" fo:break-after="auto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1T17:28:13.884655426</dc:date>
    <meta:editing-duration>PT18M3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8" meta:paragraph-count="1546" meta:word-count="4492" meta:character-count="50747" meta:non-whitespace-character-count="46935"/>
  </office:meta>
</office:document-meta>
</file>